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0.2335in"/>
    </style:style>
    <style:style style:name="co22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9">
            <text:p>15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2">
            <text:p>17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03">
            <text:p>30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647">
            <text:p>1564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6867">
            <text:p>1686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7744">
            <text:p>1774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9">
            <text:p>2021-02-1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 - 1.13)">
            <text:p>(0.7 - 1.1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8">
            <text:p>1.0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72">
            <text:p>14972</text:p>
          </table:table-cell>
          <table:table-cell office:value-type="float" office:value="22490">
            <text:p>22490</text:p>
          </table:table-cell>
          <table:table-cell office:value-type="float" office:value="-98.75">
            <text:p>-98.75</text:p>
          </table:table-cell>
          <table:table-cell office:value-type="float" office:value="-201.75">
            <text:p>-201.75</text:p>
          </table:table-cell>
          <table:table-cell office:value-type="float" office:value="-1395.875">
            <text:p>-1395.875</text:p>
          </table:table-cell>
          <table:table-cell office:value-type="float" office:value="-0.00846041809458533">
            <text:p>-0.0084604181</text:p>
          </table:table-cell>
          <table:table-cell office:value-type="float" office:value="-0.0134751536200908">
            <text:p>-0.0134751536</text:p>
          </table:table-cell>
          <table:table-cell office:value-type="float" office:value="-0.0620664739884393">
            <text:p>-0.062066474</text:p>
          </table:table-cell>
          <table:table-cell office:value-type="float" office:value="0.970528830870648">
            <text:p>0.9705288309</text:p>
          </table:table-cell>
          <table:table-cell office:value-type="float" office:value="0.953192858669249">
            <text:p>0.9531928587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808">
            <text:p>10808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29.5">
            <text:p>-29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272945965951147">
            <text:p>-0.0027294597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90461493093774">
            <text:p>0.9904614931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1267">
            <text:p>1267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0630">
            <text:p>10630</text:p>
          </table:table-cell>
          <table:table-cell office:value-type="float" office:value="13804">
            <text:p>13804</text:p>
          </table:table-cell>
          <table:table-cell office:value-type="float" office:value="21001">
            <text:p>21001</text:p>
          </table:table-cell>
          <table:table-cell office:value-type="float" office:value="-504.625">
            <text:p>-504.625</text:p>
          </table:table-cell>
          <table:table-cell office:value-type="float" office:value="-28.25">
            <text:p>-28.25</text:p>
          </table:table-cell>
          <table:table-cell office:value-type="float" office:value="-15.375">
            <text:p>-15.375</text:p>
          </table:table-cell>
          <table:table-cell office:value-type="float" office:value="-0.0474717779868297">
            <text:p>-0.047471778</text:p>
          </table:table-cell>
          <table:table-cell office:value-type="float" office:value="-0.0020465082584758">
            <text:p>-0.0020465083</text:p>
          </table:table-cell>
          <table:table-cell office:value-type="float" office:value="-0.000732107994857388">
            <text:p>-0.000732108</text:p>
          </table:table-cell>
          <table:table-cell office:value-type="float" office:value="0.838265773668348">
            <text:p>0.8382657737</text:p>
          </table:table-cell>
          <table:table-cell office:value-type="float" office:value="0.992845429959597">
            <text:p>0.99284543</text:p>
          </table:table-cell>
          <table:table-cell office:value-type="float" office:value="0.997438672542947">
            <text:p>0.9974386725</text:p>
          </table:table-cell>
          <table:table-cell office:value-type="float" office:value="-14.2518647404927">
            <text:p>-14.2518647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1275">
            <text:p>1275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542">
            <text:p>10542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61.875">
            <text:p>-61.875</text:p>
          </table:table-cell>
          <table:table-cell office:value-type="float" office:value="-382.25">
            <text:p>-382.25</text:p>
          </table:table-cell>
          <table:table-cell office:value-type="float" office:value="-110.75">
            <text:p>-110.75</text:p>
          </table:table-cell>
          <table:table-cell office:value-type="float" office:value="-0.0058693796243597">
            <text:p>-0.0058693796</text:p>
          </table:table-cell>
          <table:table-cell office:value-type="float" office:value="-0.0270294159241974">
            <text:p>-0.0270294159</text:p>
          </table:table-cell>
          <table:table-cell office:value-type="float" office:value="-0.00530132592982624">
            <text:p>-0.0053013259</text:p>
          </table:table-cell>
          <table:table-cell office:value-type="float" office:value="0.979524692564404">
            <text:p>0.9795246926</text:p>
          </table:table-cell>
          <table:table-cell office:value-type="float" office:value="0.906828999342707">
            <text:p>0.9068289993</text:p>
          </table:table-cell>
          <table:table-cell office:value-type="float" office:value="0.981500443196572">
            <text:p>0.9815004432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872">
            <text:p>108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31.25">
            <text:p>-131.25</text:p>
          </table:table-cell>
          <table:table-cell office:value-type="float" office:value="-218.75">
            <text:p>-218.75</text:p>
          </table:table-cell>
          <table:table-cell office:value-type="float" office:value="-331.75">
            <text:p>-331.75</text:p>
          </table:table-cell>
          <table:table-cell office:value-type="float" office:value="-0.0120722958057395">
            <text:p>-0.0120722958</text:p>
          </table:table-cell>
          <table:table-cell office:value-type="float" office:value="-0.0149317406143345">
            <text:p>-0.0149317406</text:p>
          </table:table-cell>
          <table:table-cell office:value-type="float" office:value="-0.016428960530877">
            <text:p>-0.0164289605</text:p>
          </table:table-cell>
          <table:table-cell office:value-type="float" office:value="0.958032615718913">
            <text:p>0.9580326157</text:p>
          </table:table-cell>
          <table:table-cell office:value-type="float" office:value="0.948175903330266">
            <text:p>0.9481759033</text:p>
          </table:table-cell>
          <table:table-cell office:value-type="float" office:value="0.943027663200416">
            <text:p>0.94302766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4370">
            <text:p>14370</text:p>
          </table:table-cell>
          <table:table-cell office:value-type="float" office:value="19926">
            <text:p>19926</text:p>
          </table:table-cell>
          <table:table-cell office:value-type="float" office:value="-29.5">
            <text:p>-29.5</text:p>
          </table:table-cell>
          <table:table-cell office:value-type="float" office:value="38">
            <text:p>38</text:p>
          </table:table-cell>
          <table:table-cell office:value-type="float" office:value="-108.625">
            <text:p>-108.625</text:p>
          </table:table-cell>
          <table:table-cell office:value-type="float" office:value="-0.00272945965951147">
            <text:p>-0.0027294597</text:p>
          </table:table-cell>
          <table:table-cell office:value-type="float" office:value="0.00264439805149617">
            <text:p>0.0026443981</text:p>
          </table:table-cell>
          <table:table-cell office:value-type="float" office:value="-0.00545142025494329">
            <text:p>-0.0054514203</text:p>
          </table:table-cell>
          <table:table-cell office:value-type="float" office:value="0.990461493093774">
            <text:p>0.9904614931</text:p>
          </table:table-cell>
          <table:table-cell office:value-type="float" office:value="1.0092690991487">
            <text:p>1.0092690991</text:p>
          </table:table-cell>
          <table:table-cell office:value-type="float" office:value="0.980978276353979">
            <text:p>0.9809782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547">
            <text:p>547</text:p>
          </table:table-cell>
          <table:table-cell office:value-type="float" office:value="10834">
            <text:p>10834</text:p>
          </table:table-cell>
          <table:table-cell office:value-type="float" office:value="15019">
            <text:p>15019</text:p>
          </table:table-cell>
          <table:table-cell office:value-type="float" office:value="20891">
            <text:p>20891</text:p>
          </table:table-cell>
          <table:table-cell office:value-type="float" office:value="-101.875">
            <text:p>-101.875</text:p>
          </table:table-cell>
          <table:table-cell office:value-type="float" office:value="-31.5">
            <text:p>-31.5</text:p>
          </table:table-cell>
          <table:table-cell office:value-type="float" office:value="-9.75">
            <text:p>-9.75</text:p>
          </table:table-cell>
          <table:table-cell office:value-type="float" office:value="-0.00940326749123131">
            <text:p>-0.0094032675</text:p>
          </table:table-cell>
          <table:table-cell office:value-type="float" office:value="-0.00209734336507091">
            <text:p>-0.0020973434</text:p>
          </table:table-cell>
          <table:table-cell office:value-type="float" office:value="-0.000466708151835719">
            <text:p>-0.0004667082</text:p>
          </table:table-cell>
          <table:table-cell office:value-type="float" office:value="0.967261869802133">
            <text:p>0.9672618698</text:p>
          </table:table-cell>
          <table:table-cell office:value-type="float" office:value="0.992667919966666">
            <text:p>0.99266792</text:p>
          </table:table-cell>
          <table:table-cell office:value-type="float" office:value="0.998366948388913">
            <text:p>0.99836694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710">
            <text:p>10710</text:p>
          </table:table-cell>
          <table:table-cell office:value-type="float" office:value="14818">
            <text:p>14818</text:p>
          </table:table-cell>
          <table:table-cell office:value-type="float" office:value="20863">
            <text:p>20863</text:p>
          </table:table-cell>
          <table:table-cell office:value-type="float" office:value="-116.625">
            <text:p>-116.625</text:p>
          </table:table-cell>
          <table:table-cell office:value-type="float" office:value="23.125">
            <text:p>23.125</text:p>
          </table:table-cell>
          <table:table-cell office:value-type="float" office:value="-103.75">
            <text:p>-103.75</text:p>
          </table:table-cell>
          <table:table-cell office:value-type="float" office:value="-0.0108893557422969">
            <text:p>-0.0108893557</text:p>
          </table:table-cell>
          <table:table-cell office:value-type="float" office:value="0.00156060197057633">
            <text:p>0.001560602</text:p>
          </table:table-cell>
          <table:table-cell office:value-type="float" office:value="-0.00497291856396491">
            <text:p>-0.0049729186</text:p>
          </table:table-cell>
          <table:table-cell office:value-type="float" office:value="0.962119667916186">
            <text:p>0.9621196679</text:p>
          </table:table-cell>
          <table:table-cell office:value-type="float" office:value="1.0054668804349">
            <text:p>1.0054668804</text:p>
          </table:table-cell>
          <table:table-cell office:value-type="float" office:value="0.982643255667449">
            <text:p>0.98264325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834">
            <text:p>10834</text:p>
          </table:table-cell>
          <table:table-cell office:value-type="float" office:value="13964">
            <text:p>13964</text:p>
          </table:table-cell>
          <table:table-cell office:value-type="float" office:value="20083">
            <text:p>20083</text:p>
          </table:table-cell>
          <table:table-cell office:value-type="float" office:value="40">
            <text:p>40</text:p>
          </table:table-cell>
          <table:table-cell office:value-type="float" office:value="-109.375">
            <text:p>-109.375</text:p>
          </table:table-cell>
          <table:table-cell office:value-type="float" office:value="-148.5">
            <text:p>-148.5</text:p>
          </table:table-cell>
          <table:table-cell office:value-type="float" office:value="0.00369208048735462">
            <text:p>0.0036920805</text:p>
          </table:table-cell>
          <table:table-cell office:value-type="float" office:value="-0.00783264107705529">
            <text:p>-0.0078326411</text:p>
          </table:table-cell>
          <table:table-cell office:value-type="float" office:value="-0.00739431359856595">
            <text:p>-0.0073943136</text:p>
          </table:table-cell>
          <table:table-cell office:value-type="float" office:value="1.01294899936406">
            <text:p>1.0129489994</text:p>
          </table:table-cell>
          <table:table-cell office:value-type="float" office:value="0.972706002752141">
            <text:p>0.9727060028</text:p>
          </table:table-cell>
          <table:table-cell office:value-type="float" office:value="0.974227067117263">
            <text:p>0.97422706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925">
            <text:p>10925</text:p>
          </table:table-cell>
          <table:table-cell office:value-type="float" office:value="14020">
            <text:p>14020</text:p>
          </table:table-cell>
          <table:table-cell office:value-type="float" office:value="19426">
            <text:p>19426</text:p>
          </table:table-cell>
          <table:table-cell office:value-type="float" office:value="-36.75">
            <text:p>-36.75</text:p>
          </table:table-cell>
          <table:table-cell office:value-type="float" office:value="33.25">
            <text:p>33.25</text:p>
          </table:table-cell>
          <table:table-cell office:value-type="float" office:value="21.5">
            <text:p>21.5</text:p>
          </table:table-cell>
          <table:table-cell office:value-type="float" office:value="-0.00336384439359268">
            <text:p>-0.0033638444</text:p>
          </table:table-cell>
          <table:table-cell office:value-type="float" office:value="0.0023716119828816">
            <text:p>0.002371612</text:p>
          </table:table-cell>
          <table:table-cell office:value-type="float" office:value="0.00110676413054669">
            <text:p>0.0011067641</text:p>
          </table:table-cell>
          <table:table-cell office:value-type="float" office:value="0.98824872290267">
            <text:p>0.9882487229</text:p>
          </table:table-cell>
          <table:table-cell office:value-type="float" office:value="1.00831166604514">
            <text:p>1.008311666</text:p>
          </table:table-cell>
          <table:table-cell office:value-type="float" office:value="1.00387607531352">
            <text:p>1.00387607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0505">
            <text:p>10505</text:p>
          </table:table-cell>
          <table:table-cell office:value-type="float" office:value="13808">
            <text:p>13808</text:p>
          </table:table-cell>
          <table:table-cell office:value-type="float" office:value="20103">
            <text:p>20103</text:p>
          </table:table-cell>
          <table:table-cell office:value-type="float" office:value="-186.875">
            <text:p>-186.875</text:p>
          </table:table-cell>
          <table:table-cell office:value-type="float" office:value="-101">
            <text:p>-101</text:p>
          </table:table-cell>
          <table:table-cell office:value-type="float" office:value="-49.125">
            <text:p>-49.125</text:p>
          </table:table-cell>
          <table:table-cell office:value-type="float" office:value="-0.0177891480247501">
            <text:p>-0.017789148</text:p>
          </table:table-cell>
          <table:table-cell office:value-type="float" office:value="-0.00731460023174971">
            <text:p>-0.0073146002</text:p>
          </table:table-cell>
          <table:table-cell office:value-type="float" office:value="-0.00244366512460827">
            <text:p>-0.0024436651</text:p>
          </table:table-cell>
          <table:table-cell office:value-type="float" office:value="0.93835823133677">
            <text:p>0.9383582313</text:p>
          </table:table-cell>
          <table:table-cell office:value-type="float" office:value="0.974503765806915">
            <text:p>0.9745037658</text:p>
          </table:table-cell>
          <table:table-cell office:value-type="float" office:value="0.991458876202384">
            <text:p>0.99145887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4">
            <text:p>624</text:p>
          </table:table-cell>
          <table:table-cell office:value-type="float" office:value="10650">
            <text:p>10650</text:p>
          </table:table-cell>
          <table:table-cell office:value-type="float" office:value="13648">
            <text:p>13648</text:p>
          </table:table-cell>
          <table:table-cell office:value-type="float" office:value="19983">
            <text:p>19983</text:p>
          </table:table-cell>
          <table:table-cell office:value-type="float" office:value="-114.5">
            <text:p>-114.5</text:p>
          </table:table-cell>
          <table:table-cell office:value-type="float" office:value="-99.125">
            <text:p>-99.125</text:p>
          </table:table-cell>
          <table:table-cell office:value-type="float" office:value="22.75">
            <text:p>22.75</text:p>
          </table:table-cell>
          <table:table-cell office:value-type="float" office:value="-0.0107511737089202">
            <text:p>-0.0107511737</text:p>
          </table:table-cell>
          <table:table-cell office:value-type="float" office:value="-0.00726296893317702">
            <text:p>-0.0072629689</text:p>
          </table:table-cell>
          <table:table-cell office:value-type="float" office:value="0.00113846769754291">
            <text:p>0.0011384677</text:p>
          </table:table-cell>
          <table:table-cell office:value-type="float" office:value="0.962597443981573">
            <text:p>0.962597444</text:p>
          </table:table-cell>
          <table:table-cell office:value-type="float" office:value="0.97468300014062">
            <text:p>0.9746830001</text:p>
          </table:table-cell>
          <table:table-cell office:value-type="float" office:value="1.00398717731445">
            <text:p>1.00398717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856">
            <text:p>10856</text:p>
          </table:table-cell>
          <table:table-cell office:value-type="float" office:value="14045">
            <text:p>14045</text:p>
          </table:table-cell>
          <table:table-cell office:value-type="float" office:value="19237">
            <text:p>19237</text:p>
          </table:table-cell>
          <table:table-cell office:value-type="float" office:value="11">
            <text:p>11</text:p>
          </table:table-cell>
          <table:table-cell office:value-type="float" office:value="-105.5">
            <text:p>-105.5</text:p>
          </table:table-cell>
          <table:table-cell office:value-type="float" office:value="-212.375">
            <text:p>-212.375</text:p>
          </table:table-cell>
          <table:table-cell office:value-type="float" office:value="0.0010132645541636">
            <text:p>0.0010132646</text:p>
          </table:table-cell>
          <table:table-cell office:value-type="float" office:value="-0.00751156995372019">
            <text:p>-0.00751157</text:p>
          </table:table-cell>
          <table:table-cell office:value-type="float" office:value="-0.011039923064927">
            <text:p>-0.0110399231</text:p>
          </table:table-cell>
          <table:table-cell office:value-type="float" office:value="1.00354843828148">
            <text:p>1.0035484383</text:p>
          </table:table-cell>
          <table:table-cell office:value-type="float" office:value="0.973820095580992">
            <text:p>0.9738200956</text:p>
          </table:table-cell>
          <table:table-cell office:value-type="float" office:value="0.961599153879263">
            <text:p>0.9615991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0816">
            <text:p>10816</text:p>
          </table:table-cell>
          <table:table-cell office:value-type="float" office:value="14326">
            <text:p>14326</text:p>
          </table:table-cell>
          <table:table-cell office:value-type="float" office:value="19558">
            <text:p>19558</text:p>
          </table:table-cell>
          <table:table-cell office:value-type="float" office:value="30.375">
            <text:p>30.375</text:p>
          </table:table-cell>
          <table:table-cell office:value-type="float" office:value="-78">
            <text:p>-78</text:p>
          </table:table-cell>
          <table:table-cell office:value-type="float" office:value="-340.875">
            <text:p>-340.875</text:p>
          </table:table-cell>
          <table:table-cell office:value-type="float" office:value="0.00280833949704142">
            <text:p>0.0028083395</text:p>
          </table:table-cell>
          <table:table-cell office:value-type="float" office:value="-0.00544464609800363">
            <text:p>-0.0054446461</text:p>
          </table:table-cell>
          <table:table-cell office:value-type="float" office:value="-0.0174289293383782">
            <text:p>-0.0174289293</text:p>
          </table:table-cell>
          <table:table-cell office:value-type="float" office:value="1.00984464631028">
            <text:p>1.0098446463</text:p>
          </table:table-cell>
          <table:table-cell office:value-type="float" office:value="0.981001841232407">
            <text:p>0.9810018412</text:p>
          </table:table-cell>
          <table:table-cell office:value-type="float" office:value="0.939594131768326">
            <text:p>0.93959413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540">
            <text:p>540</text:p>
          </table:table-cell>
          <table:table-cell office:value-type="float" office:value="10392">
            <text:p>10392</text:p>
          </table:table-cell>
          <table:table-cell office:value-type="float" office:value="13427">
            <text:p>13427</text:p>
          </table:table-cell>
          <table:table-cell office:value-type="float" office:value="20286">
            <text:p>20286</text:p>
          </table:table-cell>
          <table:table-cell office:value-type="float" office:value="-96.875">
            <text:p>-96.875</text:p>
          </table:table-cell>
          <table:table-cell office:value-type="float" office:value="-208.25">
            <text:p>-208.25</text:p>
          </table:table-cell>
          <table:table-cell office:value-type="float" office:value="-2">
            <text:p>-2</text:p>
          </table:table-cell>
          <table:table-cell office:value-type="float" office:value="-0.00932207467282525">
            <text:p>-0.0093220747</text:p>
          </table:table-cell>
          <table:table-cell office:value-type="float" office:value="-0.0155097936992627">
            <text:p>-0.0155097937</text:p>
          </table:table-cell>
          <table:table-cell table:style-name="ce17" office:value-type="float" office:value="-0.0000985901607019619">
            <text:p>-9.86E-005</text:p>
          </table:table-cell>
          <table:table-cell office:value-type="float" office:value="0.967543064754475">
            <text:p>0.9675430648</text:p>
          </table:table-cell>
          <table:table-cell office:value-type="float" office:value="0.946187207305744">
            <text:p>0.9461872073</text:p>
          </table:table-cell>
          <table:table-cell office:value-type="float" office:value="0.999654953488782">
            <text:p>0.99965495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905">
            <text:p>9905</text:p>
          </table:table-cell>
          <table:table-cell office:value-type="float" office:value="13720">
            <text:p>13720</text:p>
          </table:table-cell>
          <table:table-cell office:value-type="float" office:value="20057">
            <text:p>20057</text:p>
          </table:table-cell>
          <table:table-cell office:value-type="float" office:value="-83.625">
            <text:p>-83.625</text:p>
          </table:table-cell>
          <table:table-cell office:value-type="float" office:value="-283">
            <text:p>-283</text:p>
          </table:table-cell>
          <table:table-cell office:value-type="float" office:value="-12.875">
            <text:p>-12.875</text:p>
          </table:table-cell>
          <table:table-cell office:value-type="float" office:value="-0.0084427057041898">
            <text:p>-0.0084427057</text:p>
          </table:table-cell>
          <table:table-cell office:value-type="float" office:value="-0.0206268221574344">
            <text:p>-0.0206268222</text:p>
          </table:table-cell>
          <table:table-cell office:value-type="float" office:value="-0.000641920526499477">
            <text:p>-0.0006419205</text:p>
          </table:table-cell>
          <table:table-cell office:value-type="float" office:value="0.970590237423366">
            <text:p>0.9705902374</text:p>
          </table:table-cell>
          <table:table-cell office:value-type="float" office:value="0.928640035401916">
            <text:p>0.9286400354</text:p>
          </table:table-cell>
          <table:table-cell office:value-type="float" office:value="0.997754085798698">
            <text:p>0.9977540858</text:p>
          </table:table-cell>
          <table:table-cell office:value-type="float" office:value="0">
            <text:p>0</text:p>
          </table:table-cell>
          <table:table-cell office:value-type="float" office:value="-33.25638970578">
            <text:p>-33.2563897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9828">
            <text:p>9828</text:p>
          </table:table-cell>
          <table:table-cell office:value-type="float" office:value="14015">
            <text:p>14015</text:p>
          </table:table-cell>
          <table:table-cell office:value-type="float" office:value="19195">
            <text:p>19195</text:p>
          </table:table-cell>
          <table:table-cell office:value-type="float" office:value="-76.75">
            <text:p>-76.75</text:p>
          </table:table-cell>
          <table:table-cell office:value-type="float" office:value="-223.625">
            <text:p>-223.625</text:p>
          </table:table-cell>
          <table:table-cell office:value-type="float" office:value="-389.375">
            <text:p>-389.375</text:p>
          </table:table-cell>
          <table:table-cell office:value-type="float" office:value="-0.00780932030932031">
            <text:p>-0.0078093203</text:p>
          </table:table-cell>
          <table:table-cell office:value-type="float" office:value="-0.0159561184445237">
            <text:p>-0.0159561184</text:p>
          </table:table-cell>
          <table:table-cell office:value-type="float" office:value="-0.0202852305287835">
            <text:p>-0.0202852305</text:p>
          </table:table-cell>
          <table:table-cell office:value-type="float" office:value="0.972786910465418">
            <text:p>0.9727869105</text:p>
          </table:table-cell>
          <table:table-cell office:value-type="float" office:value="0.944652596967166">
            <text:p>0.944652597</text:p>
          </table:table-cell>
          <table:table-cell office:value-type="float" office:value="0.929808214681365">
            <text:p>0.9298082147</text:p>
          </table:table-cell>
          <table:table-cell table:number-columns-repeated="2" office:value-type="float" office:value="0">
            <text:p>0</text:p>
          </table:table-cell>
          <table:table-cell office:value-type="float" office:value="-33.8222847192212">
            <text:p>-33.822284719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397">
            <text:p>9397</text:p>
          </table:table-cell>
          <table:table-cell office:value-type="float" office:value="13887">
            <text:p>13887</text:p>
          </table:table-cell>
          <table:table-cell office:value-type="float" office:value="19599">
            <text:p>19599</text:p>
          </table:table-cell>
          <table:table-cell office:value-type="float" office:value="-181.625">
            <text:p>-181.625</text:p>
          </table:table-cell>
          <table:table-cell office:value-type="float" office:value="-17.125">
            <text:p>-17.125</text:p>
          </table:table-cell>
          <table:table-cell office:value-type="float" office:value="-276.375">
            <text:p>-276.375</text:p>
          </table:table-cell>
          <table:table-cell office:value-type="float" office:value="-0.0193279770139406">
            <text:p>-0.019327977</text:p>
          </table:table-cell>
          <table:table-cell office:value-type="float" office:value="-0.00123316771080867">
            <text:p>-0.0012331677</text:p>
          </table:table-cell>
          <table:table-cell office:value-type="float" office:value="-0.0141014847696311">
            <text:p>-0.0141014848</text:p>
          </table:table-cell>
          <table:table-cell office:value-type="float" office:value="0.933084279014293">
            <text:p>0.933084279</text:p>
          </table:table-cell>
          <table:table-cell office:value-type="float" office:value="0.995686893589271">
            <text:p>0.9956868936</text:p>
          </table:table-cell>
          <table:table-cell office:value-type="float" office:value="0.951034552976799">
            <text:p>0.9510345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9830">
            <text:p>9830</text:p>
          </table:table-cell>
          <table:table-cell office:value-type="float" office:value="13299">
            <text:p>13299</text:p>
          </table:table-cell>
          <table:table-cell office:value-type="float" office:value="18228">
            <text:p>18228</text:p>
          </table:table-cell>
          <table:table-cell office:value-type="float" office:value="-143.125">
            <text:p>-143.125</text:p>
          </table:table-cell>
          <table:table-cell office:value-type="float" office:value="-166.625">
            <text:p>-166.625</text:p>
          </table:table-cell>
          <table:table-cell office:value-type="float" office:value="-237.875">
            <text:p>-237.875</text:p>
          </table:table-cell>
          <table:table-cell office:value-type="float" office:value="-0.01456002034588">
            <text:p>-0.0145600203</text:p>
          </table:table-cell>
          <table:table-cell office:value-type="float" office:value="-0.0125291375291375">
            <text:p>-0.0125291375</text:p>
          </table:table-cell>
          <table:table-cell office:value-type="float" office:value="-0.0130499780557384">
            <text:p>-0.0130499781</text:p>
          </table:table-cell>
          <table:table-cell office:value-type="float" office:value="0.949455437406666">
            <text:p>0.9494554374</text:p>
          </table:table-cell>
          <table:table-cell office:value-type="float" office:value="0.956455698050978">
            <text:p>0.9564556981</text:p>
          </table:table-cell>
          <table:table-cell office:value-type="float" office:value="0.954658868582336">
            <text:p>0.95465886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81">
            <text:p>781</text:p>
          </table:table-cell>
          <table:table-cell office:value-type="float" office:value="9854">
            <text:p>9854</text:p>
          </table:table-cell>
          <table:table-cell office:value-type="float" office:value="13195">
            <text:p>13195</text:p>
          </table:table-cell>
          <table:table-cell office:value-type="float" office:value="18415">
            <text:p>18415</text:p>
          </table:table-cell>
          <table:table-cell office:value-type="float" office:value="-129.5">
            <text:p>-129.5</text:p>
          </table:table-cell>
          <table:table-cell office:value-type="float" office:value="-170">
            <text:p>-170</text:p>
          </table:table-cell>
          <table:table-cell office:value-type="float" office:value="-402.5">
            <text:p>-402.5</text:p>
          </table:table-cell>
          <table:table-cell office:value-type="float" office:value="-0.0131418713212908">
            <text:p>-0.0131418713</text:p>
          </table:table-cell>
          <table:table-cell office:value-type="float" office:value="-0.0128836680560818">
            <text:p>-0.0128836681</text:p>
          </table:table-cell>
          <table:table-cell office:value-type="float" office:value="-0.0218571816453978">
            <text:p>-0.0218571816</text:p>
          </table:table-cell>
          <table:table-cell office:value-type="float" office:value="0.95434195958786">
            <text:p>0.9543419596</text:p>
          </table:table-cell>
          <table:table-cell office:value-type="float" office:value="0.955232500052769">
            <text:p>0.9552325001</text:p>
          </table:table-cell>
          <table:table-cell office:value-type="float" office:value="0.924436227564488">
            <text:p>0.9244362276</text:p>
          </table:table-cell>
          <table:table-cell table:number-columns-repeated="2" office:value-type="float" office:value="0">
            <text:p>0</text:p>
          </table:table-cell>
          <table:table-cell office:value-type="float" office:value="-31.3647097239335">
            <text:p>-31.364709723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9233">
            <text:p>9233</text:p>
          </table:table-cell>
          <table:table-cell office:value-type="float" office:value="13475">
            <text:p>13475</text:p>
          </table:table-cell>
          <table:table-cell office:value-type="float" office:value="19195">
            <text:p>19195</text:p>
          </table:table-cell>
          <table:table-cell office:value-type="float" office:value="-131.125">
            <text:p>-131.125</text:p>
          </table:table-cell>
          <table:table-cell office:value-type="float" office:value="-286.25">
            <text:p>-286.25</text:p>
          </table:table-cell>
          <table:table-cell office:value-type="float" office:value="-389.375">
            <text:p>-389.375</text:p>
          </table:table-cell>
          <table:table-cell office:value-type="float" office:value="-0.0142017762374093">
            <text:p>-0.0142017762</text:p>
          </table:table-cell>
          <table:table-cell office:value-type="float" office:value="-0.0212430426716141">
            <text:p>-0.0212430427</text:p>
          </table:table-cell>
          <table:table-cell office:value-type="float" office:value="-0.0202852305287835">
            <text:p>-0.0202852305</text:p>
          </table:table-cell>
          <table:table-cell office:value-type="float" office:value="0.95068909644773">
            <text:p>0.9506890964</text:p>
          </table:table-cell>
          <table:table-cell office:value-type="float" office:value="0.926533833698769">
            <text:p>0.9265338337</text:p>
          </table:table-cell>
          <table:table-cell office:value-type="float" office:value="0.929808214681365">
            <text:p>0.9298082147</text:p>
          </table:table-cell>
          <table:table-cell office:value-type="float" office:value="0">
            <text:p>0</text:p>
          </table:table-cell>
          <table:table-cell office:value-type="float" office:value="-32.2815599795566">
            <text:p>-32.2815599796</text:p>
          </table:table-cell>
          <table:table-cell office:value-type="float" office:value="-33.8222847192212">
            <text:p>-33.822284719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9060">
            <text:p>9060</text:p>
          </table:table-cell>
          <table:table-cell office:value-type="float" office:value="12540">
            <text:p>12540</text:p>
          </table:table-cell>
          <table:table-cell office:value-type="float" office:value="19652">
            <text:p>19652</text:p>
          </table:table-cell>
          <table:table-cell office:value-type="float" office:value="-270">
            <text:p>-270</text:p>
          </table:table-cell>
          <table:table-cell office:value-type="float" office:value="-142.875">
            <text:p>-142.875</text:p>
          </table:table-cell>
          <table:table-cell office:value-type="float" office:value="-246.375">
            <text:p>-246.375</text:p>
          </table:table-cell>
          <table:table-cell office:value-type="float" office:value="-0.0298013245033113">
            <text:p>-0.0298013245</text:p>
          </table:table-cell>
          <table:table-cell office:value-type="float" office:value="-0.0113935406698565">
            <text:p>-0.0113935407</text:p>
          </table:table-cell>
          <table:table-cell office:value-type="float" office:value="-0.0125368919193975">
            <text:p>-0.0125368919</text:p>
          </table:table-cell>
          <table:table-cell office:value-type="float" office:value="0.897436077365028">
            <text:p>0.8974360774</text:p>
          </table:table-cell>
          <table:table-cell office:value-type="float" office:value="0.960377040682734">
            <text:p>0.9603770407</text:p>
          </table:table-cell>
          <table:table-cell office:value-type="float" office:value="0.956428938653746">
            <text:p>0.9564289387</text:p>
          </table:table-cell>
          <table:table-cell office:value-type="float" office:value="-22.9106175986809">
            <text:p>-22.91061759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700">
            <text:p>8700</text:p>
          </table:table-cell>
          <table:table-cell office:value-type="float" office:value="12398">
            <text:p>12398</text:p>
          </table:table-cell>
          <table:table-cell office:value-type="float" office:value="17951">
            <text:p>17951</text:p>
          </table:table-cell>
          <table:table-cell office:value-type="float" office:value="-170.375">
            <text:p>-170.375</text:p>
          </table:table-cell>
          <table:table-cell office:value-type="float" office:value="-213">
            <text:p>-213</text:p>
          </table:table-cell>
          <table:table-cell office:value-type="float" office:value="-250">
            <text:p>-250</text:p>
          </table:table-cell>
          <table:table-cell office:value-type="float" office:value="-0.0195833333333333">
            <text:p>-0.0195833333</text:p>
          </table:table-cell>
          <table:table-cell office:value-type="float" office:value="-0.0171801903532828">
            <text:p>-0.0171801904</text:p>
          </table:table-cell>
          <table:table-cell office:value-type="float" office:value="-0.0139268007353351">
            <text:p>-0.0139268007</text:p>
          </table:table-cell>
          <table:table-cell office:value-type="float" office:value="0.932210006944444">
            <text:p>0.9322100069</text:p>
          </table:table-cell>
          <table:table-cell office:value-type="float" office:value="0.940447845287037">
            <text:p>0.9404478453</text:p>
          </table:table-cell>
          <table:table-cell office:value-type="float" office:value="0.951636350752622">
            <text:p>0.95163635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8484">
            <text:p>8484</text:p>
          </table:table-cell>
          <table:table-cell office:value-type="float" office:value="12386">
            <text:p>12386</text:p>
          </table:table-cell>
          <table:table-cell office:value-type="float" office:value="17931">
            <text:p>17931</text:p>
          </table:table-cell>
          <table:table-cell office:value-type="float" office:value="-160.625">
            <text:p>-160.625</text:p>
          </table:table-cell>
          <table:table-cell office:value-type="float" office:value="-161.875">
            <text:p>-161.875</text:p>
          </table:table-cell>
          <table:table-cell office:value-type="float" office:value="-344.875">
            <text:p>-344.875</text:p>
          </table:table-cell>
          <table:table-cell office:value-type="float" office:value="-0.0189326968411127">
            <text:p>-0.0189326968</text:p>
          </table:table-cell>
          <table:table-cell office:value-type="float" office:value="-0.0130691910221217">
            <text:p>-0.013069191</text:p>
          </table:table-cell>
          <table:table-cell office:value-type="float" office:value="-0.0192334504489432">
            <text:p>-0.0192334504</text:p>
          </table:table-cell>
          <table:table-cell office:value-type="float" office:value="0.934438117195073">
            <text:p>0.9344381172</text:p>
          </table:table-cell>
          <table:table-cell office:value-type="float" office:value="0.95459260678036">
            <text:p>0.9545926068</text:p>
          </table:table-cell>
          <table:table-cell office:value-type="float" office:value="0.933407977636396">
            <text:p>0.93340797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202">
            <text:p>8202</text:p>
          </table:table-cell>
          <table:table-cell office:value-type="float" office:value="12080">
            <text:p>12080</text:p>
          </table:table-cell>
          <table:table-cell office:value-type="float" office:value="18824">
            <text:p>18824</text:p>
          </table:table-cell>
          <table:table-cell office:value-type="float" office:value="-283.25">
            <text:p>-283.25</text:p>
          </table:table-cell>
          <table:table-cell office:value-type="float" office:value="-141">
            <text:p>-141</text:p>
          </table:table-cell>
          <table:table-cell office:value-type="float" office:value="-292.125">
            <text:p>-292.125</text:p>
          </table:table-cell>
          <table:table-cell office:value-type="float" office:value="-0.0345342599366008">
            <text:p>-0.0345342599</text:p>
          </table:table-cell>
          <table:table-cell office:value-type="float" office:value="-0.0116721854304636">
            <text:p>-0.0116721854</text:p>
          </table:table-cell>
          <table:table-cell office:value-type="float" office:value="-0.0155187526561836">
            <text:p>-0.0155187527</text:p>
          </table:table-cell>
          <table:table-cell office:value-type="float" office:value="0.88146761583626">
            <text:p>0.8814676158</text:p>
          </table:table-cell>
          <table:table-cell office:value-type="float" office:value="0.959414381222315">
            <text:p>0.9594143812</text:p>
          </table:table-cell>
          <table:table-cell office:value-type="float" office:value="0.946156395804005">
            <text:p>0.9461563958</text:p>
          </table:table-cell>
          <table:table-cell office:value-type="float" office:value="-19.7226874134191">
            <text:p>-19.7226874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71">
            <text:p>971</text:p>
          </table:table-cell>
          <table:table-cell office:value-type="float" office:value="8204">
            <text:p>8204</text:p>
          </table:table-cell>
          <table:table-cell office:value-type="float" office:value="11572">
            <text:p>11572</text:p>
          </table:table-cell>
          <table:table-cell office:value-type="float" office:value="17284">
            <text:p>17284</text:p>
          </table:table-cell>
          <table:table-cell office:value-type="float" office:value="-157.75">
            <text:p>-157.75</text:p>
          </table:table-cell>
          <table:table-cell office:value-type="float" office:value="-262">
            <text:p>-262</text:p>
          </table:table-cell>
          <table:table-cell office:value-type="float" office:value="-229.75">
            <text:p>-229.75</text:p>
          </table:table-cell>
          <table:table-cell office:value-type="float" office:value="-0.0192284251584593">
            <text:p>-0.0192284252</text:p>
          </table:table-cell>
          <table:table-cell office:value-type="float" office:value="-0.0226408572416177">
            <text:p>-0.0226408572</text:p>
          </table:table-cell>
          <table:table-cell office:value-type="float" office:value="-0.0132926405924555">
            <text:p>-0.0132926406</text:p>
          </table:table-cell>
          <table:table-cell office:value-type="float" office:value="0.933425187320178">
            <text:p>0.9334251873</text:p>
          </table:table-cell>
          <table:table-cell office:value-type="float" office:value="0.921761712150943">
            <text:p>0.9217617122</text:p>
          </table:table-cell>
          <table:table-cell office:value-type="float" office:value="0.953822078742489">
            <text:p>0.9538220787</text:p>
          </table:table-cell>
          <table:table-cell office:value-type="float" office:value="0">
            <text:p>0</text:p>
          </table:table-cell>
          <table:table-cell office:value-type="float" office:value="-30.2669859434216">
            <text:p>-30.2669859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8562">
            <text:p>8562</text:p>
          </table:table-cell>
          <table:table-cell office:value-type="float" office:value="11548">
            <text:p>11548</text:p>
          </table:table-cell>
          <table:table-cell office:value-type="float" office:value="16663">
            <text:p>16663</text:p>
          </table:table-cell>
          <table:table-cell office:value-type="float" office:value="-78.25">
            <text:p>-78.25</text:p>
          </table:table-cell>
          <table:table-cell office:value-type="float" office:value="-149.25">
            <text:p>-149.25</text:p>
          </table:table-cell>
          <table:table-cell office:value-type="float" office:value="-395">
            <text:p>-395</text:p>
          </table:table-cell>
          <table:table-cell office:value-type="float" office:value="-0.00913921980845597">
            <text:p>-0.0091392198</text:p>
          </table:table-cell>
          <table:table-cell office:value-type="float" office:value="-0.0129243158988569">
            <text:p>-0.0129243159</text:p>
          </table:table-cell>
          <table:table-cell office:value-type="float" office:value="-0.0237052151473324">
            <text:p>-0.0237052151</text:p>
          </table:table-cell>
          <table:table-cell office:value-type="float" office:value="0.96817644033427">
            <text:p>0.9681764403</text:p>
          </table:table-cell>
          <table:table-cell office:value-type="float" office:value="0.955092288719249">
            <text:p>0.9550922887</text:p>
          </table:table-cell>
          <table:table-cell office:value-type="float" office:value="0.918133143945692">
            <text:p>0.9181331439</text:p>
          </table:table-cell>
          <table:table-cell table:number-columns-repeated="2" office:value-type="float" office:value="0">
            <text:p>0</text:p>
          </table:table-cell>
          <table:table-cell office:value-type="float" office:value="-28.8923228672774">
            <text:p>-28.892322867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8205">
            <text:p>8205</text:p>
          </table:table-cell>
          <table:table-cell office:value-type="float" office:value="12096">
            <text:p>12096</text:p>
          </table:table-cell>
          <table:table-cell office:value-type="float" office:value="16934">
            <text:p>16934</text:p>
          </table:table-cell>
          <table:table-cell office:value-type="float" office:value="-28.25">
            <text:p>-28.25</text:p>
          </table:table-cell>
          <table:table-cell office:value-type="float" office:value="-194">
            <text:p>-194</text:p>
          </table:table-cell>
          <table:table-cell office:value-type="float" office:value="-263.5">
            <text:p>-263.5</text:p>
          </table:table-cell>
          <table:table-cell office:value-type="float" office:value="-0.0034430225472273">
            <text:p>-0.0034430225</text:p>
          </table:table-cell>
          <table:table-cell office:value-type="float" office:value="-0.0160383597883598">
            <text:p>-0.0160383598</text:p>
          </table:table-cell>
          <table:table-cell office:value-type="float" office:value="-0.0155604110074407">
            <text:p>-0.015560411</text:p>
          </table:table-cell>
          <table:table-cell office:value-type="float" office:value="0.987972655717055">
            <text:p>0.9879726557</text:p>
          </table:table-cell>
          <table:table-cell office:value-type="float" office:value="0.944369909550754">
            <text:p>0.9443699096</text:p>
          </table:table-cell>
          <table:table-cell office:value-type="float" office:value="0.94601312919977">
            <text:p>0.94601312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240">
            <text:p>8240</text:p>
          </table:table-cell>
          <table:table-cell office:value-type="float" office:value="11400">
            <text:p>11400</text:p>
          </table:table-cell>
          <table:table-cell office:value-type="float" office:value="17930">
            <text:p>17930</text:p>
          </table:table-cell>
          <table:table-cell office:value-type="float" office:value="-151.75">
            <text:p>-151.75</text:p>
          </table:table-cell>
          <table:table-cell office:value-type="float" office:value="1.75">
            <text:p>1.75</text:p>
          </table:table-cell>
          <table:table-cell office:value-type="float" office:value="-292.625">
            <text:p>-292.625</text:p>
          </table:table-cell>
          <table:table-cell office:value-type="float" office:value="-0.0184162621359223">
            <text:p>-0.0184162621</text:p>
          </table:table-cell>
          <table:table-cell office:value-type="float" office:value="0.000153508771929825">
            <text:p>0.0001535088</text:p>
          </table:table-cell>
          <table:table-cell office:value-type="float" office:value="-0.0163204127161182">
            <text:p>-0.0163204127</text:p>
          </table:table-cell>
          <table:table-cell office:value-type="float" office:value="0.936207833597948">
            <text:p>0.9362078336</text:p>
          </table:table-cell>
          <table:table-cell office:value-type="float" office:value="1.00053732688904">
            <text:p>1.0005373269</text:p>
          </table:table-cell>
          <table:table-cell office:value-type="float" office:value="0.943400613001186">
            <text:p>0.9434006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8204">
            <text:p>8204</text:p>
          </table:table-cell>
          <table:table-cell office:value-type="float" office:value="10832">
            <text:p>10832</text:p>
          </table:table-cell>
          <table:table-cell office:value-type="float" office:value="16482">
            <text:p>16482</text:p>
          </table:table-cell>
          <table:table-cell office:value-type="float" office:value="-157.75">
            <text:p>-157.75</text:p>
          </table:table-cell>
          <table:table-cell office:value-type="float" office:value="103.875">
            <text:p>103.875</text:p>
          </table:table-cell>
          <table:table-cell office:value-type="float" office:value="-197.75">
            <text:p>-197.75</text:p>
          </table:table-cell>
          <table:table-cell office:value-type="float" office:value="-0.0192284251584593">
            <text:p>-0.0192284252</text:p>
          </table:table-cell>
          <table:table-cell office:value-type="float" office:value="0.00958964180206795">
            <text:p>0.0095896418</text:p>
          </table:table-cell>
          <table:table-cell office:value-type="float" office:value="-0.0119979371435505">
            <text:p>-0.0119979371</text:p>
          </table:table-cell>
          <table:table-cell office:value-type="float" office:value="0.933425187320178">
            <text:p>0.9334251873</text:p>
          </table:table-cell>
          <table:table-cell office:value-type="float" office:value="1.03374399031783">
            <text:p>1.0337439903</text:p>
          </table:table-cell>
          <table:table-cell office:value-type="float" office:value="0.958289362969146">
            <text:p>0.9582893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8019">
            <text:p>8019</text:p>
          </table:table-cell>
          <table:table-cell office:value-type="float" office:value="10923">
            <text:p>10923</text:p>
          </table:table-cell>
          <table:table-cell office:value-type="float" office:value="15389">
            <text:p>15389</text:p>
          </table:table-cell>
          <table:table-cell office:value-type="float" office:value="124.25">
            <text:p>124.25</text:p>
          </table:table-cell>
          <table:table-cell office:value-type="float" office:value="-79.625">
            <text:p>-79.625</text:p>
          </table:table-cell>
          <table:table-cell office:value-type="float" office:value="-174.625">
            <text:p>-174.625</text:p>
          </table:table-cell>
          <table:table-cell office:value-type="float" office:value="0.0154944506796359">
            <text:p>0.0154944507</text:p>
          </table:table-cell>
          <table:table-cell office:value-type="float" office:value="-0.00728966401171839">
            <text:p>-0.007289664</text:p>
          </table:table-cell>
          <table:table-cell office:value-type="float" office:value="-0.0113473909935668">
            <text:p>-0.011347391</text:p>
          </table:table-cell>
          <table:table-cell office:value-type="float" office:value="1.05470113026238">
            <text:p>1.0547011303</text:p>
          </table:table-cell>
          <table:table-cell office:value-type="float" office:value="0.974590328793737">
            <text:p>0.9745903288</text:p>
          </table:table-cell>
          <table:table-cell office:value-type="float" office:value="0.960536507555943">
            <text:p>0.9605365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7855">
            <text:p>7855</text:p>
          </table:table-cell>
          <table:table-cell office:value-type="float" office:value="10655">
            <text:p>10655</text:p>
          </table:table-cell>
          <table:table-cell office:value-type="float" office:value="16507">
            <text:p>16507</text:p>
          </table:table-cell>
          <table:table-cell office:value-type="float" office:value="37.75">
            <text:p>37.75</text:p>
          </table:table-cell>
          <table:table-cell office:value-type="float" office:value="-66.375">
            <text:p>-66.375</text:p>
          </table:table-cell>
          <table:table-cell office:value-type="float" office:value="-109.625">
            <text:p>-109.625</text:p>
          </table:table-cell>
          <table:table-cell office:value-type="float" office:value="0.00480585614258434">
            <text:p>0.0048058561</text:p>
          </table:table-cell>
          <table:table-cell office:value-type="float" office:value="-0.00622946973251994">
            <text:p>-0.0062294697</text:p>
          </table:table-cell>
          <table:table-cell office:value-type="float" office:value="-0.00664112194826437">
            <text:p>-0.0066411219</text:p>
          </table:table-cell>
          <table:table-cell office:value-type="float" office:value="1.01686576515544">
            <text:p>1.0168657652</text:p>
          </table:table-cell>
          <table:table-cell office:value-type="float" office:value="0.978272916270751">
            <text:p>0.9782729163</text:p>
          </table:table-cell>
          <table:table-cell office:value-type="float" office:value="0.976842518002509">
            <text:p>0.976842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7950">
            <text:p>7950</text:p>
          </table:table-cell>
          <table:table-cell office:value-type="float" office:value="10444">
            <text:p>10444</text:p>
          </table:table-cell>
          <table:table-cell office:value-type="float" office:value="15560">
            <text:p>15560</text:p>
          </table:table-cell>
          <table:table-cell office:value-type="float" office:value="-197.75">
            <text:p>-197.75</text:p>
          </table:table-cell>
          <table:table-cell office:value-type="float" office:value="44.5">
            <text:p>44.5</text:p>
          </table:table-cell>
          <table:table-cell office:value-type="float" office:value="-13.75">
            <text:p>-13.75</text:p>
          </table:table-cell>
          <table:table-cell office:value-type="float" office:value="-0.024874213836478">
            <text:p>-0.0248742138</text:p>
          </table:table-cell>
          <table:table-cell office:value-type="float" office:value="0.00426081960934508">
            <text:p>0.0042608196</text:p>
          </table:table-cell>
          <table:table-cell office:value-type="float" office:value="-0.000883676092544987">
            <text:p>-0.0008836761</text:p>
          </table:table-cell>
          <table:table-cell office:value-type="float" office:value="0.914152955539733">
            <text:p>0.9141529555</text:p>
          </table:table-cell>
          <table:table-cell office:value-type="float" office:value="1.01494845161684">
            <text:p>1.0149484516</text:p>
          </table:table-cell>
          <table:table-cell office:value-type="float" office:value="0.996908664207628">
            <text:p>0.9969086642</text:p>
          </table:table-cell>
          <table:table-cell office:value-type="float" office:value="-27.5180654472675">
            <text:p>-27.51806544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7916">
            <text:p>7916</text:p>
          </table:table-cell>
          <table:table-cell office:value-type="float" office:value="10602">
            <text:p>10602</text:p>
          </table:table-cell>
          <table:table-cell office:value-type="float" office:value="16139">
            <text:p>16139</text:p>
          </table:table-cell>
          <table:table-cell office:value-type="float" office:value="-171">
            <text:p>-171</text:p>
          </table:table-cell>
          <table:table-cell office:value-type="float" office:value="80.625">
            <text:p>80.625</text:p>
          </table:table-cell>
          <table:table-cell office:value-type="float" office:value="242.25">
            <text:p>242.25</text:p>
          </table:table-cell>
          <table:table-cell office:value-type="float" office:value="-0.0216018191005558">
            <text:p>-0.0216018191</text:p>
          </table:table-cell>
          <table:table-cell office:value-type="float" office:value="0.00760469722693831">
            <text:p>0.0076046972</text:p>
          </table:table-cell>
          <table:table-cell office:value-type="float" office:value="0.0150102236817647">
            <text:p>0.0150102237</text:p>
          </table:table-cell>
          <table:table-cell office:value-type="float" office:value="0.925308244781423">
            <text:p>0.9253082448</text:p>
          </table:table-cell>
          <table:table-cell office:value-type="float" office:value="1.02672978987731">
            <text:p>1.0267297899</text:p>
          </table:table-cell>
          <table:table-cell office:value-type="float" office:value="1.05297738424353">
            <text:p>1.0529773842</text:p>
          </table:table-cell>
          <table:table-cell office:value-type="float" office:value="-31.7396098953661">
            <text:p>-31.73960989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7850">
            <text:p>7850</text:p>
          </table:table-cell>
          <table:table-cell office:value-type="float" office:value="10923">
            <text:p>10923</text:p>
          </table:table-cell>
          <table:table-cell office:value-type="float" office:value="17646">
            <text:p>17646</text:p>
          </table:table-cell>
          <table:table-cell office:value-type="float" office:value="120.125">
            <text:p>120.125</text:p>
          </table:table-cell>
          <table:table-cell office:value-type="float" office:value="-134.5">
            <text:p>-134.5</text:p>
          </table:table-cell>
          <table:table-cell office:value-type="float" office:value="296.75">
            <text:p>296.75</text:p>
          </table:table-cell>
          <table:table-cell office:value-type="float" office:value="0.0153025477707006">
            <text:p>0.0153025478</text:p>
          </table:table-cell>
          <table:table-cell office:value-type="float" office:value="-0.0123134669962465">
            <text:p>-0.012313467</text:p>
          </table:table-cell>
          <table:table-cell office:value-type="float" office:value="0.016816842343874">
            <text:p>0.0168168423</text:p>
          </table:table-cell>
          <table:table-cell office:value-type="float" office:value="1.05401788641527">
            <text:p>1.0540178864</text:p>
          </table:table-cell>
          <table:table-cell office:value-type="float" office:value="0.957200043593294">
            <text:p>0.9572000436</text:p>
          </table:table-cell>
          <table:table-cell office:value-type="float" office:value="1.05941324832894">
            <text:p>1.05941324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693">
            <text:p>7693</text:p>
          </table:table-cell>
          <table:table-cell office:value-type="float" office:value="11956">
            <text:p>11956</text:p>
          </table:table-cell>
          <table:table-cell office:value-type="float" office:value="17008">
            <text:p>17008</text:p>
          </table:table-cell>
          <table:table-cell office:value-type="float" office:value="4.75">
            <text:p>4.75</text:p>
          </table:table-cell>
          <table:table-cell office:value-type="float" office:value="214">
            <text:p>214</text:p>
          </table:table-cell>
          <table:table-cell office:value-type="float" office:value="275">
            <text:p>275</text:p>
          </table:table-cell>
          <table:table-cell office:value-type="float" office:value="0.0006174444300013">
            <text:p>0.0006174444</text:p>
          </table:table-cell>
          <table:table-cell office:value-type="float" office:value="0.0178989628638341">
            <text:p>0.0178989629</text:p>
          </table:table-cell>
          <table:table-cell office:value-type="float" office:value="0.0161688617121355">
            <text:p>0.0161688617</text:p>
          </table:table-cell>
          <table:table-cell office:value-type="float" office:value="1.00216180273075">
            <text:p>1.0021618027</text:p>
          </table:table-cell>
          <table:table-cell office:value-type="float" office:value="1.06327430085176">
            <text:p>1.0632743009</text:p>
          </table:table-cell>
          <table:table-cell office:value-type="float" office:value="1.05710342288704">
            <text:p>1.05710342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8064">
            <text:p>8064</text:p>
          </table:table-cell>
          <table:table-cell office:value-type="float" office:value="11210">
            <text:p>11210</text:p>
          </table:table-cell>
          <table:table-cell office:value-type="float" office:value="16665">
            <text:p>16665</text:p>
          </table:table-cell>
          <table:table-cell office:value-type="float" office:value="21.5">
            <text:p>21.5</text:p>
          </table:table-cell>
          <table:table-cell office:value-type="float" office:value="-11.125">
            <text:p>-11.125</text:p>
          </table:table-cell>
          <table:table-cell office:value-type="float" office:value="443.875">
            <text:p>443.875</text:p>
          </table:table-cell>
          <table:table-cell office:value-type="float" office:value="0.00266617063492064">
            <text:p>0.0026661706</text:p>
          </table:table-cell>
          <table:table-cell office:value-type="float" office:value="-0.000992417484388938">
            <text:p>-0.0009924175</text:p>
          </table:table-cell>
          <table:table-cell office:value-type="float" office:value="0.0266351635163516">
            <text:p>0.0266351635</text:p>
          </table:table-cell>
          <table:table-cell office:value-type="float" office:value="1.0093455298153">
            <text:p>1.0093455298</text:p>
          </table:table-cell>
          <table:table-cell office:value-type="float" office:value="0.996528469193867">
            <text:p>0.9965284692</text:p>
          </table:table-cell>
          <table:table-cell office:value-type="float" office:value="1.09461355890089">
            <text:p>1.0946135589</text:p>
          </table:table-cell>
          <table:table-cell table:number-columns-repeated="2" office:value-type="float" office:value="0">
            <text:p>0</text:p>
          </table:table-cell>
          <table:table-cell office:value-type="float" office:value="26.3688181481896">
            <text:p>26.368818148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877">
            <text:p>7877</text:p>
          </table:table-cell>
          <table:table-cell office:value-type="float" office:value="11263">
            <text:p>11263</text:p>
          </table:table-cell>
          <table:table-cell office:value-type="float" office:value="16812">
            <text:p>16812</text:p>
          </table:table-cell>
          <table:table-cell office:value-type="float" office:value="61.375">
            <text:p>61.375</text:p>
          </table:table-cell>
          <table:table-cell office:value-type="float" office:value="147.375">
            <text:p>147.375</text:p>
          </table:table-cell>
          <table:table-cell office:value-type="float" office:value="423.375">
            <text:p>423.375</text:p>
          </table:table-cell>
          <table:table-cell office:value-type="float" office:value="0.00779167195632855">
            <text:p>0.007791672</text:p>
          </table:table-cell>
          <table:table-cell office:value-type="float" office:value="0.0130848796945752">
            <text:p>0.0130848797</text:p>
          </table:table-cell>
          <table:table-cell office:value-type="float" office:value="0.0251829050678087">
            <text:p>0.0251829051</text:p>
          </table:table-cell>
          <table:table-cell office:value-type="float" office:value="1.02738984374483">
            <text:p>1.0273898437</text:p>
          </table:table-cell>
          <table:table-cell office:value-type="float" office:value="1.04613265852119">
            <text:p>1.0461326585</text:p>
          </table:table-cell>
          <table:table-cell office:value-type="float" office:value="1.08938315800433">
            <text:p>1.089383158</text:p>
          </table:table-cell>
          <table:table-cell table:number-columns-repeated="2" office:value-type="float" office:value="0">
            <text:p>0</text:p>
          </table:table-cell>
          <table:table-cell office:value-type="float" office:value="27.8696493082226">
            <text:p>27.86964930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7615">
            <text:p>7615</text:p>
          </table:table-cell>
          <table:table-cell office:value-type="float" office:value="12005">
            <text:p>12005</text:p>
          </table:table-cell>
          <table:table-cell office:value-type="float" office:value="17503">
            <text:p>17503</text:p>
          </table:table-cell>
          <table:table-cell office:value-type="float" office:value="144.625">
            <text:p>144.625</text:p>
          </table:table-cell>
          <table:table-cell office:value-type="float" office:value="221.875">
            <text:p>221.875</text:p>
          </table:table-cell>
          <table:table-cell office:value-type="float" office:value="269.25">
            <text:p>269.25</text:p>
          </table:table-cell>
          <table:table-cell office:value-type="float" office:value="0.0189921208141825">
            <text:p>0.0189921208</text:p>
          </table:table-cell>
          <table:table-cell office:value-type="float" office:value="0.0184818825489379">
            <text:p>0.0184818825</text:p>
          </table:table-cell>
          <table:table-cell office:value-type="float" office:value="0.015383077186768">
            <text:p>0.0153830772</text:p>
          </table:table-cell>
          <table:table-cell office:value-type="float" office:value="1.06717939612956">
            <text:p>1.0671793961</text:p>
          </table:table-cell>
          <table:table-cell office:value-type="float" office:value="1.06535608568709">
            <text:p>1.0653560857</text:p>
          </table:table-cell>
          <table:table-cell office:value-type="float" office:value="1.05430458271861">
            <text:p>1.05430458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7693">
            <text:p>7693</text:p>
          </table:table-cell>
          <table:table-cell office:value-type="float" office:value="11936">
            <text:p>11936</text:p>
          </table:table-cell>
          <table:table-cell office:value-type="float" office:value="16821">
            <text:p>16821</text:p>
          </table:table-cell>
          <table:table-cell office:value-type="float" office:value="4.75">
            <text:p>4.75</text:p>
          </table:table-cell>
          <table:table-cell office:value-type="float" office:value="-70.375">
            <text:p>-70.375</text:p>
          </table:table-cell>
          <table:table-cell office:value-type="float" office:value="317.625">
            <text:p>317.625</text:p>
          </table:table-cell>
          <table:table-cell office:value-type="float" office:value="0.0006174444300013">
            <text:p>0.0006174444</text:p>
          </table:table-cell>
          <table:table-cell office:value-type="float" office:value="-0.00589602882037533">
            <text:p>-0.0058960288</text:p>
          </table:table-cell>
          <table:table-cell office:value-type="float" office:value="0.0188826466916355">
            <text:p>0.0188826467</text:p>
          </table:table-cell>
          <table:table-cell office:value-type="float" office:value="1.00216180273075">
            <text:p>1.0021618027</text:p>
          </table:table-cell>
          <table:table-cell office:value-type="float" office:value="0.979432034914154">
            <text:p>0.9794320349</text:p>
          </table:table-cell>
          <table:table-cell office:value-type="float" office:value="1.06678810993904">
            <text:p>1.06678810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761">
            <text:p>11761</text:p>
          </table:table-cell>
          <table:table-cell office:value-type="float" office:value="18120">
            <text:p>18120</text:p>
          </table:table-cell>
          <table:table-cell office:value-type="float" office:value="19.75">
            <text:p>19.75</text:p>
          </table:table-cell>
          <table:table-cell office:value-type="float" office:value="313.625">
            <text:p>313.625</text:p>
          </table:table-cell>
          <table:table-cell office:value-type="float" office:value="-71.5">
            <text:p>-71.5</text:p>
          </table:table-cell>
          <table:table-cell office:value-type="float" office:value="0.00260073742428233">
            <text:p>0.0026007374</text:p>
          </table:table-cell>
          <table:table-cell office:value-type="float" office:value="0.0266665249553609">
            <text:p>0.026666525</text:p>
          </table:table-cell>
          <table:table-cell office:value-type="float" office:value="-0.00394591611479029">
            <text:p>-0.0039459161</text:p>
          </table:table-cell>
          <table:table-cell office:value-type="float" office:value="1.00911583810188">
            <text:p>1.0091158381</text:p>
          </table:table-cell>
          <table:table-cell office:value-type="float" office:value="1.09472660030803">
            <text:p>1.0947266003</text:p>
          </table:table-cell>
          <table:table-cell office:value-type="float" office:value="0.986219811296045">
            <text:p>0.9862198113</text:p>
          </table:table-cell>
          <table:table-cell office:value-type="float" office:value="0">
            <text:p>0</text:p>
          </table:table-cell>
          <table:table-cell office:value-type="float" office:value="26.3382108716198">
            <text:p>26.3382108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8335">
            <text:p>8335</text:p>
          </table:table-cell>
          <table:table-cell office:value-type="float" office:value="11739">
            <text:p>11739</text:p>
          </table:table-cell>
          <table:table-cell office:value-type="float" office:value="19526">
            <text:p>19526</text:p>
          </table:table-cell>
          <table:table-cell office:value-type="float" office:value="108.5">
            <text:p>108.5</text:p>
          </table:table-cell>
          <table:table-cell office:value-type="float" office:value="304">
            <text:p>304</text:p>
          </table:table-cell>
          <table:table-cell office:value-type="float" office:value="-150.75">
            <text:p>-150.75</text:p>
          </table:table-cell>
          <table:table-cell office:value-type="float" office:value="0.0130173965206959">
            <text:p>0.0130173965</text:p>
          </table:table-cell>
          <table:table-cell office:value-type="float" office:value="0.0258965840361189">
            <text:p>0.025896584</text:p>
          </table:table-cell>
          <table:table-cell office:value-type="float" office:value="-0.0077204752637509">
            <text:p>-0.0077204753</text:p>
          </table:table-cell>
          <table:table-cell office:value-type="float" office:value="1.0458930149423">
            <text:p>1.0458930149</text:p>
          </table:table-cell>
          <table:table-cell office:value-type="float" office:value="1.09195248493331">
            <text:p>1.0919524849</text:p>
          </table:table-cell>
          <table:table-cell office:value-type="float" office:value="0.973095163823936">
            <text:p>0.9730951638</text:p>
          </table:table-cell>
          <table:table-cell office:value-type="float" office:value="0">
            <text:p>0</text:p>
          </table:table-cell>
          <table:table-cell office:value-type="float" office:value="27.111066382534">
            <text:p>27.1110663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9110">
            <text:p>9110</text:p>
          </table:table-cell>
          <table:table-cell office:value-type="float" office:value="12096">
            <text:p>12096</text:p>
          </table:table-cell>
          <table:table-cell office:value-type="float" office:value="18591">
            <text:p>18591</text:p>
          </table:table-cell>
          <table:table-cell office:value-type="float" office:value="59">
            <text:p>59</text:p>
          </table:table-cell>
          <table:table-cell office:value-type="float" office:value="182.375">
            <text:p>182.375</text:p>
          </table:table-cell>
          <table:table-cell office:value-type="float" office:value="-11.875">
            <text:p>-11.875</text:p>
          </table:table-cell>
          <table:table-cell office:value-type="float" office:value="0.00647639956092206">
            <text:p>0.0064763996</text:p>
          </table:table-cell>
          <table:table-cell office:value-type="float" office:value="0.0150772982804233">
            <text:p>0.0150772983</text:p>
          </table:table-cell>
          <table:table-cell office:value-type="float" office:value="-0.000638749932763165">
            <text:p>-0.0006387499</text:p>
          </table:table-cell>
          <table:table-cell office:value-type="float" office:value="1.02274960821572">
            <text:p>1.0227496082</text:p>
          </table:table-cell>
          <table:table-cell office:value-type="float" office:value="1.05321610083142">
            <text:p>1.0532161008</text:p>
          </table:table-cell>
          <table:table-cell office:value-type="float" office:value="0.997765174918223">
            <text:p>0.99776517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9178">
            <text:p>9178</text:p>
          </table:table-cell>
          <table:table-cell office:value-type="float" office:value="11936">
            <text:p>11936</text:p>
          </table:table-cell>
          <table:table-cell office:value-type="float" office:value="16592">
            <text:p>16592</text:p>
          </table:table-cell>
          <table:table-cell office:value-type="float" office:value="-69.75">
            <text:p>-69.75</text:p>
          </table:table-cell>
          <table:table-cell office:value-type="float" office:value="-70.375">
            <text:p>-70.375</text:p>
          </table:table-cell>
          <table:table-cell office:value-type="float" office:value="160">
            <text:p>160</text:p>
          </table:table-cell>
          <table:table-cell office:value-type="float" office:value="-0.0075996949226411">
            <text:p>-0.0075996949</text:p>
          </table:table-cell>
          <table:table-cell office:value-type="float" office:value="-0.00589602882037533">
            <text:p>-0.0058960288</text:p>
          </table:table-cell>
          <table:table-cell office:value-type="float" office:value="0.00964320154291225">
            <text:p>0.0096432015</text:p>
          </table:table-cell>
          <table:table-cell office:value-type="float" office:value="0.973514268282074">
            <text:p>0.9735142683</text:p>
          </table:table-cell>
          <table:table-cell office:value-type="float" office:value="0.979432034914154">
            <text:p>0.9794320349</text:p>
          </table:table-cell>
          <table:table-cell office:value-type="float" office:value="1.03393346841875">
            <text:p>1.03393346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789">
            <text:p>789</text:p>
          </table:table-cell>
          <table:table-cell office:value-type="float" office:value="8796">
            <text:p>8796</text:p>
          </table:table-cell>
          <table:table-cell office:value-type="float" office:value="11542">
            <text:p>11542</text:p>
          </table:table-cell>
          <table:table-cell office:value-type="float" office:value="17512">
            <text:p>17512</text:p>
          </table:table-cell>
          <table:table-cell office:value-type="float" office:value="234.875">
            <text:p>234.875</text:p>
          </table:table-cell>
          <table:table-cell office:value-type="float" office:value="318">
            <text:p>318</text:p>
          </table:table-cell>
          <table:table-cell office:value-type="float" office:value="-65.125">
            <text:p>-65.125</text:p>
          </table:table-cell>
          <table:table-cell office:value-type="float" office:value="0.0267024783992724">
            <text:p>0.0267024784</text:p>
          </table:table-cell>
          <table:table-cell office:value-type="float" office:value="0.027551550857737">
            <text:p>0.0275515509</text:p>
          </table:table-cell>
          <table:table-cell office:value-type="float" office:value="-0.00371887848332572">
            <text:p>-0.0037188785</text:p>
          </table:table-cell>
          <table:table-cell office:value-type="float" office:value="1.09485619820867">
            <text:p>1.0948561982</text:p>
          </table:table-cell>
          <table:table-cell office:value-type="float" office:value="1.09791824039323">
            <text:p>1.0979182404</text:p>
          </table:table-cell>
          <table:table-cell office:value-type="float" office:value="0.987011032220421">
            <text:p>0.9870110322</text:p>
          </table:table-cell>
          <table:table-cell office:value-type="float" office:value="26.3032104673858">
            <text:p>26.3032104674</text:p>
          </table:table-cell>
          <table:table-cell office:value-type="float" office:value="25.5031947613701">
            <text:p>25.5031947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782">
            <text:p>8782</text:p>
          </table:table-cell>
          <table:table-cell office:value-type="float" office:value="11526">
            <text:p>11526</text:p>
          </table:table-cell>
          <table:table-cell office:value-type="float" office:value="18849">
            <text:p>18849</text:p>
          </table:table-cell>
          <table:table-cell office:value-type="float" office:value="225.5">
            <text:p>225.5</text:p>
          </table:table-cell>
          <table:table-cell office:value-type="float" office:value="266.75">
            <text:p>266.75</text:p>
          </table:table-cell>
          <table:table-cell office:value-type="float" office:value="-141.375">
            <text:p>-141.375</text:p>
          </table:table-cell>
          <table:table-cell office:value-type="float" office:value="0.0256775222045092">
            <text:p>0.0256775222</text:p>
          </table:table-cell>
          <table:table-cell office:value-type="float" office:value="0.0231433281277113">
            <text:p>0.0231433281</text:p>
          </table:table-cell>
          <table:table-cell office:value-type="float" office:value="-0.00750039789909279">
            <text:p>-0.0075003979</text:p>
          </table:table-cell>
          <table:table-cell office:value-type="float" office:value="1.09116362460305">
            <text:p>1.0911636246</text:p>
          </table:table-cell>
          <table:table-cell office:value-type="float" office:value="1.08205145117517">
            <text:p>1.0820514512</text:p>
          </table:table-cell>
          <table:table-cell office:value-type="float" office:value="0.973858869051719">
            <text:p>0.9738588691</text:p>
          </table:table-cell>
          <table:table-cell office:value-type="float" office:value="27.3394263857732">
            <text:p>27.3394263858</text:p>
          </table:table-cell>
          <table:table-cell office:value-type="float" office:value="30.2954466012283">
            <text:p>30.2954466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8858">
            <text:p>8858</text:p>
          </table:table-cell>
          <table:table-cell office:value-type="float" office:value="11796">
            <text:p>11796</text:p>
          </table:table-cell>
          <table:table-cell office:value-type="float" office:value="18129">
            <text:p>18129</text:p>
          </table:table-cell>
          <table:table-cell office:value-type="float" office:value="5.125">
            <text:p>5.125</text:p>
          </table:table-cell>
          <table:table-cell office:value-type="float" office:value="-329.625">
            <text:p>-329.625</text:p>
          </table:table-cell>
          <table:table-cell office:value-type="float" office:value="-46.125">
            <text:p>-46.125</text:p>
          </table:table-cell>
          <table:table-cell office:value-type="float" office:value="0.000578573041318582">
            <text:p>0.000578573</text:p>
          </table:table-cell>
          <table:table-cell office:value-type="float" office:value="-0.0279437945066124">
            <text:p>-0.0279437945</text:p>
          </table:table-cell>
          <table:table-cell office:value-type="float" office:value="-0.00254426609300017">
            <text:p>-0.0025442661</text:p>
          </table:table-cell>
          <table:table-cell office:value-type="float" office:value="1.00202566174827">
            <text:p>1.0020256617</text:p>
          </table:table-cell>
          <table:table-cell office:value-type="float" office:value="0.903727196303655">
            <text:p>0.9037271963</text:p>
          </table:table-cell>
          <table:table-cell office:value-type="float" office:value="0.991107756322805">
            <text:p>0.9911077563</text:p>
          </table:table-cell>
          <table:table-cell office:value-type="float" office:value="0">
            <text:p>0</text:p>
          </table:table-cell>
          <table:table-cell office:value-type="float" office:value="-24.4568379448765">
            <text:p>-24.45683794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770">
            <text:p>8770</text:p>
          </table:table-cell>
          <table:table-cell office:value-type="float" office:value="11619">
            <text:p>11619</text:p>
          </table:table-cell>
          <table:table-cell office:value-type="float" office:value="17834">
            <text:p>17834</text:p>
          </table:table-cell>
          <table:table-cell office:value-type="float" office:value="-65.125">
            <text:p>-65.125</text:p>
          </table:table-cell>
          <table:table-cell office:value-type="float" office:value="100.5">
            <text:p>100.5</text:p>
          </table:table-cell>
          <table:table-cell office:value-type="float" office:value="-92.75">
            <text:p>-92.75</text:p>
          </table:table-cell>
          <table:table-cell office:value-type="float" office:value="-0.00742588369441277">
            <text:p>-0.0074258837</text:p>
          </table:table-cell>
          <table:table-cell office:value-type="float" office:value="0.00864962561321973">
            <text:p>0.0086496256</text:p>
          </table:table-cell>
          <table:table-cell office:value-type="float" office:value="-0.00520074015924638">
            <text:p>-0.0052007402</text:p>
          </table:table-cell>
          <table:table-cell office:value-type="float" office:value="0.974117488816896">
            <text:p>0.9741174888</text:p>
          </table:table-cell>
          <table:table-cell office:value-type="float" office:value="1.03042032905184">
            <text:p>1.0304203291</text:p>
          </table:table-cell>
          <table:table-cell office:value-type="float" office:value="0.981850422931117">
            <text:p>0.98185042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8480">
            <text:p>8480</text:p>
          </table:table-cell>
          <table:table-cell office:value-type="float" office:value="12300">
            <text:p>12300</text:p>
          </table:table-cell>
          <table:table-cell office:value-type="float" office:value="17658">
            <text:p>17658</text:p>
          </table:table-cell>
          <table:table-cell office:value-type="float" office:value="-60.5">
            <text:p>-60.5</text:p>
          </table:table-cell>
          <table:table-cell office:value-type="float" office:value="-61.25">
            <text:p>-61.25</text:p>
          </table:table-cell>
          <table:table-cell office:value-type="float" office:value="-56.125">
            <text:p>-56.125</text:p>
          </table:table-cell>
          <table:table-cell office:value-type="float" office:value="-0.00713443396226415">
            <text:p>-0.007134434</text:p>
          </table:table-cell>
          <table:table-cell office:value-type="float" office:value="-0.00497967479674797">
            <text:p>-0.0049796748</text:p>
          </table:table-cell>
          <table:table-cell office:value-type="float" office:value="-0.00317844603012799">
            <text:p>-0.003178446</text:p>
          </table:table-cell>
          <table:table-cell office:value-type="float" office:value="0.975129245422081">
            <text:p>0.9751292454</text:p>
          </table:table-cell>
          <table:table-cell office:value-type="float" office:value="0.982619740647102">
            <text:p>0.9826197406</text:p>
          </table:table-cell>
          <table:table-cell office:value-type="float" office:value="0.988895239832118">
            <text:p>0.9888952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8376">
            <text:p>8376</text:p>
          </table:table-cell>
          <table:table-cell office:value-type="float" office:value="11825">
            <text:p>11825</text:p>
          </table:table-cell>
          <table:table-cell office:value-type="float" office:value="18370">
            <text:p>18370</text:p>
          </table:table-cell>
          <table:table-cell office:value-type="float" office:value="-209.875">
            <text:p>-209.875</text:p>
          </table:table-cell>
          <table:table-cell office:value-type="float" office:value="-142">
            <text:p>-142</text:p>
          </table:table-cell>
          <table:table-cell office:value-type="float" office:value="-89.5">
            <text:p>-89.5</text:p>
          </table:table-cell>
          <table:table-cell office:value-type="float" office:value="-0.0250567096466094">
            <text:p>-0.0250567096</text:p>
          </table:table-cell>
          <table:table-cell office:value-type="float" office:value="-0.0120084566596195">
            <text:p>-0.0120084567</text:p>
          </table:table-cell>
          <table:table-cell office:value-type="float" office:value="-0.00487207403375068">
            <text:p>-0.004872074</text:p>
          </table:table-cell>
          <table:table-cell office:value-type="float" office:value="0.913532080085564">
            <text:p>0.9135320801</text:p>
          </table:table-cell>
          <table:table-cell office:value-type="float" office:value="0.95825303963277">
            <text:p>0.9582530396</text:p>
          </table:table-cell>
          <table:table-cell office:value-type="float" office:value="0.982994265608438">
            <text:p>0.9829942656</text:p>
          </table:table-cell>
          <table:table-cell office:value-type="float" office:value="-27.3150972062221">
            <text:p>-27.31509720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478">
            <text:p>8478</text:p>
          </table:table-cell>
          <table:table-cell office:value-type="float" office:value="11750">
            <text:p>11750</text:p>
          </table:table-cell>
          <table:table-cell office:value-type="float" office:value="17382">
            <text:p>17382</text:p>
          </table:table-cell>
          <table:table-cell office:value-type="float" office:value="-221.75">
            <text:p>-221.75</text:p>
          </table:table-cell>
          <table:table-cell office:value-type="float" office:value="-451.25">
            <text:p>-451.25</text:p>
          </table:table-cell>
          <table:table-cell office:value-type="float" office:value="-51.25">
            <text:p>-51.25</text:p>
          </table:table-cell>
          <table:table-cell office:value-type="float" office:value="-0.0261559330030668">
            <text:p>-0.026155933</text:p>
          </table:table-cell>
          <table:table-cell office:value-type="float" office:value="-0.0384042553191489">
            <text:p>-0.0384042553</text:p>
          </table:table-cell>
          <table:table-cell office:value-type="float" office:value="-0.00294845242204579">
            <text:p>-0.0029484524</text:p>
          </table:table-cell>
          <table:table-cell office:value-type="float" office:value="0.909795134838538">
            <text:p>0.9097951348</text:p>
          </table:table-cell>
          <table:table-cell office:value-type="float" office:value="0.868475884563151">
            <text:p>0.8684758846</text:p>
          </table:table-cell>
          <table:table-cell office:value-type="float" office:value="0.989697455531342">
            <text:p>0.9896974555</text:p>
          </table:table-cell>
          <table:table-cell office:value-type="float" office:value="-26.1524672923583">
            <text:p>-26.1524672924</text:p>
          </table:table-cell>
          <table:table-cell office:value-type="float" office:value="-17.6998721800129">
            <text:p>-17.69987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30">
            <text:p>7830</text:p>
          </table:table-cell>
          <table:table-cell office:value-type="float" office:value="11486">
            <text:p>11486</text:p>
          </table:table-cell>
          <table:table-cell office:value-type="float" office:value="17661">
            <text:p>17661</text:p>
          </table:table-cell>
          <table:table-cell office:value-type="float" office:value="-185.625">
            <text:p>-185.625</text:p>
          </table:table-cell>
          <table:table-cell office:value-type="float" office:value="129.375">
            <text:p>129.375</text:p>
          </table:table-cell>
          <table:table-cell office:value-type="float" office:value="-303.375">
            <text:p>-303.375</text:p>
          </table:table-cell>
          <table:table-cell office:value-type="float" office:value="-0.0237068965517241">
            <text:p>-0.0237068966</text:p>
          </table:table-cell>
          <table:table-cell office:value-type="float" office:value="0.011263712345464">
            <text:p>0.0112637123</text:p>
          </table:table-cell>
          <table:table-cell office:value-type="float" office:value="-0.0171776796330899">
            <text:p>-0.0171776796</text:p>
          </table:table-cell>
          <table:table-cell office:value-type="float" office:value="0.918127415279429">
            <text:p>0.9181274153</text:p>
          </table:table-cell>
          <table:table-cell office:value-type="float" office:value="1.03967166079209">
            <text:p>1.0396716608</text:p>
          </table:table-cell>
          <table:table-cell office:value-type="float" office:value="0.940456463732237">
            <text:p>0.9404564637</text:p>
          </table:table-cell>
          <table:table-cell office:value-type="float" office:value="-28.8902489097226">
            <text:p>-28.89024890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448">
            <text:p>448</text:p>
          </table:table-cell>
          <table:table-cell office:value-type="float" office:value="7540">
            <text:p>7540</text:p>
          </table:table-cell>
          <table:table-cell office:value-type="float" office:value="11062">
            <text:p>11062</text:p>
          </table:table-cell>
          <table:table-cell office:value-type="float" office:value="17132">
            <text:p>17132</text:p>
          </table:table-cell>
          <table:table-cell office:value-type="float" office:value="-185.125">
            <text:p>-185.125</text:p>
          </table:table-cell>
          <table:table-cell office:value-type="float" office:value="-27.25">
            <text:p>-27.25</text:p>
          </table:table-cell>
          <table:table-cell office:value-type="float" office:value="-175.625">
            <text:p>-175.625</text:p>
          </table:table-cell>
          <table:table-cell office:value-type="float" office:value="-0.0245523872679045">
            <text:p>-0.0245523873</text:p>
          </table:table-cell>
          <table:table-cell office:value-type="float" office:value="-0.00246338817573676">
            <text:p>-0.0024633882</text:p>
          </table:table-cell>
          <table:table-cell office:value-type="float" office:value="-0.0102512841466262">
            <text:p>-0.0102512841</text:p>
          </table:table-cell>
          <table:table-cell office:value-type="float" office:value="0.915248171214618">
            <text:p>0.9152481712</text:p>
          </table:table-cell>
          <table:table-cell office:value-type="float" office:value="0.991390035216278">
            <text:p>0.9913900352</text:p>
          </table:table-cell>
          <table:table-cell office:value-type="float" office:value="0.964326479587052">
            <text:p>0.9643264796</text:p>
          </table:table-cell>
          <table:table-cell office:value-type="float" office:value="-27.8833463168773">
            <text:p>-27.88334631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8149">
            <text:p>8149</text:p>
          </table:table-cell>
          <table:table-cell office:value-type="float" office:value="11034">
            <text:p>11034</text:p>
          </table:table-cell>
          <table:table-cell office:value-type="float" office:value="16408">
            <text:p>16408</text:p>
          </table:table-cell>
          <table:table-cell office:value-type="float" office:value="-59.875">
            <text:p>-59.875</text:p>
          </table:table-cell>
          <table:table-cell office:value-type="float" office:value="-257.875">
            <text:p>-257.875</text:p>
          </table:table-cell>
          <table:table-cell office:value-type="float" office:value="194">
            <text:p>194</text:p>
          </table:table-cell>
          <table:table-cell office:value-type="float" office:value="-0.00734752730396368">
            <text:p>-0.0073475273</text:p>
          </table:table-cell>
          <table:table-cell office:value-type="float" office:value="-0.0233709443538155">
            <text:p>-0.0233709444</text:p>
          </table:table-cell>
          <table:table-cell office:value-type="float" office:value="0.0118235007313506">
            <text:p>0.0118235007</text:p>
          </table:table-cell>
          <table:table-cell office:value-type="float" office:value="0.974389467304793">
            <text:p>0.9743894673</text:p>
          </table:table-cell>
          <table:table-cell office:value-type="float" office:value="0.919272248800025">
            <text:p>0.9192722488</text:p>
          </table:table-cell>
          <table:table-cell office:value-type="float" office:value="1.04165625109203">
            <text:p>1.0416562511</text:p>
          </table:table-cell>
          <table:table-cell office:value-type="float" office:value="0">
            <text:p>0</text:p>
          </table:table-cell>
          <table:table-cell office:value-type="float" office:value="-29.3105616128981">
            <text:p>-29.3105616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6528">
            <text:p>6528</text:p>
          </table:table-cell>
          <table:table-cell office:value-type="float" office:value="10796">
            <text:p>10796</text:p>
          </table:table-cell>
          <table:table-cell office:value-type="float" office:value="15410">
            <text:p>15410</text:p>
          </table:table-cell>
          <table:table-cell office:value-type="float" office:value="-175.5">
            <text:p>-175.5</text:p>
          </table:table-cell>
          <table:table-cell office:value-type="float" office:value="-554.75">
            <text:p>-554.75</text:p>
          </table:table-cell>
          <table:table-cell office:value-type="float" office:value="-481.5">
            <text:p>-481.5</text:p>
          </table:table-cell>
          <table:table-cell office:value-type="float" office:value="-0.0268841911764706">
            <text:p>-0.0268841912</text:p>
          </table:table-cell>
          <table:table-cell office:value-type="float" office:value="-0.0513847721378288">
            <text:p>-0.0513847721</text:p>
          </table:table-cell>
          <table:table-cell office:value-type="float" office:value="-0.0312459441920831">
            <text:p>-0.0312459442</text:p>
          </table:table-cell>
          <table:table-cell office:value-type="float" office:value="0.90732193996337">
            <text:p>0.90732194</text:p>
          </table:table-cell>
          <table:table-cell office:value-type="float" office:value="0.825328471340606">
            <text:p>0.8253284713</text:p>
          </table:table-cell>
          <table:table-cell office:value-type="float" office:value="0.892552761023481">
            <text:p>0.892552761</text:p>
          </table:table-cell>
          <table:table-cell office:value-type="float" office:value="-25.4345576643559">
            <text:p>-25.4345576644</text:p>
          </table:table-cell>
          <table:table-cell office:value-type="float" office:value="-13.1397295633074">
            <text:p>-13.1397295633</text:p>
          </table:table-cell>
          <table:table-cell office:value-type="float" office:value="-21.8351816995511">
            <text:p>-21.835181699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574">
            <text:p>574</text:p>
          </table:table-cell>
          <table:table-cell office:value-type="float" office:value="6144">
            <text:p>6144</text:p>
          </table:table-cell>
          <table:table-cell office:value-type="float" office:value="10830">
            <text:p>10830</text:p>
          </table:table-cell>
          <table:table-cell office:value-type="float" office:value="17007">
            <text:p>17007</text:p>
          </table:table-cell>
          <table:table-cell office:value-type="float" office:value="-259.5">
            <text:p>-259.5</text:p>
          </table:table-cell>
          <table:table-cell office:value-type="float" office:value="-45.125">
            <text:p>-45.125</text:p>
          </table:table-cell>
          <table:table-cell office:value-type="float" office:value="-262">
            <text:p>-262</text:p>
          </table:table-cell>
          <table:table-cell office:value-type="float" office:value="-0.042236328125">
            <text:p>-0.0422363281</text:p>
          </table:table-cell>
          <table:table-cell office:value-type="float" office:value="-0.00416666666666667">
            <text:p>-0.0041666667</text:p>
          </table:table-cell>
          <table:table-cell office:value-type="float" office:value="-0.015405421297113">
            <text:p>-0.0154054213</text:p>
          </table:table-cell>
          <table:table-cell office:value-type="float" office:value="0.855669310092926">
            <text:p>0.8556693101</text:p>
          </table:table-cell>
          <table:table-cell office:value-type="float" office:value="0.985450694444444">
            <text:p>0.9854506944</text:p>
          </table:table-cell>
          <table:table-cell office:value-type="float" office:value="0.946546186390574">
            <text:p>0.9465461864</text:p>
          </table:table-cell>
          <table:table-cell office:value-type="float" office:value="-16.0620947933164">
            <text:p>-16.06209479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6912">
            <text:p>6912</text:p>
          </table:table-cell>
          <table:table-cell office:value-type="float" office:value="11070">
            <text:p>11070</text:p>
          </table:table-cell>
          <table:table-cell office:value-type="float" office:value="16728">
            <text:p>16728</text:p>
          </table:table-cell>
          <table:table-cell office:value-type="float" office:value="-196.75">
            <text:p>-196.75</text:p>
          </table:table-cell>
          <table:table-cell office:value-type="float" office:value="-237">
            <text:p>-237</text:p>
          </table:table-cell>
          <table:table-cell office:value-type="float" office:value="-168">
            <text:p>-168</text:p>
          </table:table-cell>
          <table:table-cell office:value-type="float" office:value="-0.0284649884259259">
            <text:p>-0.0284649884</text:p>
          </table:table-cell>
          <table:table-cell office:value-type="float" office:value="-0.0214092140921409">
            <text:p>-0.0214092141</text:p>
          </table:table-cell>
          <table:table-cell office:value-type="float" office:value="-0.0100430416068867">
            <text:p>-0.0100430416</text:p>
          </table:table-cell>
          <table:table-cell office:value-type="float" office:value="0.901960641418792">
            <text:p>0.9019606414</text:p>
          </table:table-cell>
          <table:table-cell office:value-type="float" office:value="0.925966125395671">
            <text:p>0.9259661254</text:p>
          </table:table-cell>
          <table:table-cell office:value-type="float" office:value="0.965047045237943">
            <text:p>0.9650470452</text:p>
          </table:table-cell>
          <table:table-cell office:value-type="float" office:value="-24.0026265437029">
            <text:p>-24.0026265437</text:p>
          </table:table-cell>
          <table:table-cell office:value-type="float" office:value="-32.0282914875666">
            <text:p>-32.0282914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7488">
            <text:p>7488</text:p>
          </table:table-cell>
          <table:table-cell office:value-type="float" office:value="11052">
            <text:p>11052</text:p>
          </table:table-cell>
          <table:table-cell office:value-type="float" office:value="17584">
            <text:p>17584</text:p>
          </table:table-cell>
          <table:table-cell office:value-type="float" office:value="-221.625">
            <text:p>-221.625</text:p>
          </table:table-cell>
          <table:table-cell office:value-type="float" office:value="-56.25">
            <text:p>-56.25</text:p>
          </table:table-cell>
          <table:table-cell office:value-type="float" office:value="-147">
            <text:p>-147</text:p>
          </table:table-cell>
          <table:table-cell office:value-type="float" office:value="-0.0295973557692308">
            <text:p>-0.0295973558</text:p>
          </table:table-cell>
          <table:table-cell office:value-type="float" office:value="-0.00508957654723127">
            <text:p>-0.0050895765</text:p>
          </table:table-cell>
          <table:table-cell office:value-type="float" office:value="-0.00835987261146497">
            <text:p>-0.0083598726</text:p>
          </table:table-cell>
          <table:table-cell office:value-type="float" office:value="0.898126221606012">
            <text:p>0.8981262216</text:p>
          </table:table-cell>
          <table:table-cell office:value-type="float" office:value="0.982237253511974">
            <text:p>0.9822372535</text:p>
          </table:table-cell>
          <table:table-cell office:value-type="float" office:value="0.970877425301229">
            <text:p>0.9708774253</text:p>
          </table:table-cell>
          <table:table-cell office:value-type="float" office:value="-23.0709175825362">
            <text:p>-23.07091758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6528">
            <text:p>6528</text:p>
          </table:table-cell>
          <table:table-cell office:value-type="float" office:value="9840">
            <text:p>9840</text:p>
          </table:table-cell>
          <table:table-cell office:value-type="float" office:value="17248">
            <text:p>17248</text:p>
          </table:table-cell>
          <table:table-cell office:value-type="float" office:value="-175.5">
            <text:p>-175.5</text:p>
          </table:table-cell>
          <table:table-cell office:value-type="float" office:value="-331">
            <text:p>-331</text:p>
          </table:table-cell>
          <table:table-cell office:value-type="float" office:value="-98">
            <text:p>-98</text:p>
          </table:table-cell>
          <table:table-cell office:value-type="float" office:value="-0.0268841911764706">
            <text:p>-0.0268841912</text:p>
          </table:table-cell>
          <table:table-cell office:value-type="float" office:value="-0.0336382113821138">
            <text:p>-0.0336382114</text:p>
          </table:table-cell>
          <table:table-cell office:value-type="float" office:value="-0.00568181818181818">
            <text:p>-0.0056818182</text:p>
          </table:table-cell>
          <table:table-cell office:value-type="float" office:value="0.90732193996337">
            <text:p>0.90732194</text:p>
          </table:table-cell>
          <table:table-cell office:value-type="float" office:value="0.884484057521978">
            <text:p>0.8844840575</text:p>
          </table:table-cell>
          <table:table-cell office:value-type="float" office:value="0.980176911157025">
            <text:p>0.9801769112</text:p>
          </table:table-cell>
          <table:table-cell office:value-type="float" office:value="-25.4345576643559">
            <text:p>-25.4345576644</text:p>
          </table:table-cell>
          <table:table-cell office:value-type="float" office:value="-20.2573963921897">
            <text:p>-20.25739639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6144">
            <text:p>6144</text:p>
          </table:table-cell>
          <table:table-cell office:value-type="float" office:value="9840">
            <text:p>9840</text:p>
          </table:table-cell>
          <table:table-cell office:value-type="float" office:value="17192">
            <text:p>17192</text:p>
          </table:table-cell>
          <table:table-cell office:value-type="float" office:value="-259.5">
            <text:p>-259.5</text:p>
          </table:table-cell>
          <table:table-cell office:value-type="float" office:value="-376.5">
            <text:p>-376.5</text:p>
          </table:table-cell>
          <table:table-cell office:value-type="float" office:value="196">
            <text:p>196</text:p>
          </table:table-cell>
          <table:table-cell office:value-type="float" office:value="-0.042236328125">
            <text:p>-0.0422363281</text:p>
          </table:table-cell>
          <table:table-cell office:value-type="float" office:value="-0.0382621951219512">
            <text:p>-0.0382621951</text:p>
          </table:table-cell>
          <table:table-cell office:value-type="float" office:value="0.011400651465798">
            <text:p>0.0114006515</text:p>
          </table:table-cell>
          <table:table-cell office:value-type="float" office:value="0.855669310092926">
            <text:p>0.8556693101</text:p>
          </table:table-cell>
          <table:table-cell office:value-type="float" office:value="0.868951748401249">
            <text:p>0.8689517484</text:p>
          </table:table-cell>
          <table:table-cell office:value-type="float" office:value="1.04015703084383">
            <text:p>1.0401570308</text:p>
          </table:table-cell>
          <table:table-cell office:value-type="float" office:value="-16.0620947933164">
            <text:p>-16.0620947933</text:p>
          </table:table-cell>
          <table:table-cell office:value-type="float" office:value="-17.7668921048454">
            <text:p>-17.7668921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6912">
            <text:p>6912</text:p>
          </table:table-cell>
          <table:table-cell office:value-type="float" office:value="10416">
            <text:p>10416</text:p>
          </table:table-cell>
          <table:table-cell office:value-type="float" office:value="17136">
            <text:p>17136</text:p>
          </table:table-cell>
          <table:table-cell office:value-type="float" office:value="-196.75">
            <text:p>-196.75</text:p>
          </table:table-cell>
          <table:table-cell office:value-type="float" office:value="100">
            <text:p>100</text:p>
          </table:table-cell>
          <table:table-cell office:value-type="float" office:value="217">
            <text:p>217</text:p>
          </table:table-cell>
          <table:table-cell office:value-type="float" office:value="-0.0284649884259259">
            <text:p>-0.0284649884</text:p>
          </table:table-cell>
          <table:table-cell office:value-type="float" office:value="0.00960061443932412">
            <text:p>0.0096006144</text:p>
          </table:table-cell>
          <table:table-cell office:value-type="float" office:value="0.0126633986928105">
            <text:p>0.0126633987</text:p>
          </table:table-cell>
          <table:table-cell office:value-type="float" office:value="0.901960641418792">
            <text:p>0.9019606414</text:p>
          </table:table-cell>
          <table:table-cell office:value-type="float" office:value="1.03378280726096">
            <text:p>1.0337828073</text:p>
          </table:table-cell>
          <table:table-cell office:value-type="float" office:value="1.04463620429108">
            <text:p>1.0446362043</text:p>
          </table:table-cell>
          <table:table-cell office:value-type="float" office:value="-24.0026265437029">
            <text:p>-24.00262654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6446">
            <text:p>6446</text:p>
          </table:table-cell>
          <table:table-cell office:value-type="float" office:value="10016">
            <text:p>10016</text:p>
          </table:table-cell>
          <table:table-cell office:value-type="float" office:value="15232">
            <text:p>15232</text:p>
          </table:table-cell>
          <table:table-cell office:value-type="float" office:value="-185.125">
            <text:p>-185.125</text:p>
          </table:table-cell>
          <table:table-cell office:value-type="float" office:value="-186.125">
            <text:p>-186.125</text:p>
          </table:table-cell>
          <table:table-cell office:value-type="float" office:value="-70">
            <text:p>-70</text:p>
          </table:table-cell>
          <table:table-cell office:value-type="float" office:value="-0.0287193608439342">
            <text:p>-0.0287193608</text:p>
          </table:table-cell>
          <table:table-cell office:value-type="float" office:value="-0.018582767571885">
            <text:p>-0.0185827676</text:p>
          </table:table-cell>
          <table:table-cell office:value-type="float" office:value="-0.00459558823529412">
            <text:p>-0.0045955882</text:p>
          </table:table-cell>
          <table:table-cell office:value-type="float" office:value="0.901098848353307">
            <text:p>0.9010988484</text:p>
          </table:table-cell>
          <table:table-cell office:value-type="float" office:value="0.935637139229639">
            <text:p>0.9356371392</text:p>
          </table:table-cell>
          <table:table-cell office:value-type="float" office:value="0.983956835261678">
            <text:p>0.9839568353</text:p>
          </table:table-cell>
          <table:table-cell office:value-type="float" office:value="-23.7869315068446">
            <text:p>-23.78693150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office:value-type="float" office:value="260">
            <text:p>26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6050">
            <text:p>6050</text:p>
          </table:table-cell>
          <table:table-cell office:value-type="float" office:value="9752">
            <text:p>9752</text:p>
          </table:table-cell>
          <table:table-cell office:value-type="float" office:value="14840">
            <text:p>14840</text:p>
          </table:table-cell>
          <table:table-cell office:value-type="float" office:value="90.75">
            <text:p>90.75</text:p>
          </table:table-cell>
          <table:table-cell office:value-type="float" office:value="28.75">
            <text:p>28.75</text:p>
          </table:table-cell>
          <table:table-cell office:value-type="float" office:value="43.75">
            <text:p>43.75</text:p>
          </table:table-cell>
          <table:table-cell office:value-type="float" office:value="0.015">
            <text:p>0.015</text:p>
          </table:table-cell>
          <table:table-cell table:number-columns-repeated="2" office:value-type="float" office:value="0.00294811320754717">
            <text:p>0.0029481132</text:p>
          </table:table-cell>
          <table:table-cell office:value-type="float" office:value="1.052941">
            <text:p>1.052941</text:p>
          </table:table-cell>
          <table:table-cell table:number-columns-repeated="2" office:value-type="float" office:value="1.01033543131452">
            <text:p>1.01033543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81">
            <text:p>281</text:p>
          </table:table-cell>
          <table:table-cell office:value-type="float" office:value="6820">
            <text:p>6820</text:p>
          </table:table-cell>
          <table:table-cell office:value-type="float" office:value="10540">
            <text:p>10540</text:p>
          </table:table-cell>
          <table:table-cell office:value-type="float" office:value="16128">
            <text:p>16128</text:p>
          </table:table-cell>
          <table:table-cell office:value-type="float" office:value="57.75">
            <text:p>57.75</text:p>
          </table:table-cell>
          <table:table-cell office:value-type="float" office:value="89.25">
            <text:p>89.25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.00846774193548387">
            <text:p>0.0084677419</text:p>
          </table:table-cell>
          <table:table-cell office:value-type="float" office:value="0.0104166666666667">
            <text:p>0.0104166667</text:p>
          </table:table-cell>
          <table:table-cell table:number-columns-repeated="2" office:value-type="float" office:value="1.02977763397503">
            <text:p>1.029777634</text:p>
          </table:table-cell>
          <table:table-cell office:value-type="float" office:value="1.03667100694444">
            <text:p>1.03667100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7040">
            <text:p>7040</text:p>
          </table:table-cell>
          <table:table-cell office:value-type="float" office:value="11150">
            <text:p>11150</text:p>
          </table:table-cell>
          <table:table-cell office:value-type="float" office:value="17472">
            <text:p>17472</text:p>
          </table:table-cell>
          <table:table-cell office:value-type="float" office:value="-44">
            <text:p>-44</text:p>
          </table:table-cell>
          <table:table-cell office:value-type="float" office:value="-21.875">
            <text:p>-21.875</text:p>
          </table:table-cell>
          <table:table-cell office:value-type="float" office:value="-91">
            <text:p>-91</text:p>
          </table:table-cell>
          <table:table-cell office:value-type="float" office:value="-0.00625">
            <text:p>-0.00625</text:p>
          </table:table-cell>
          <table:table-cell office:value-type="float" office:value="-0.00196188340807175">
            <text:p>-0.0019618834</text:p>
          </table:table-cell>
          <table:table-cell office:value-type="float" office:value="-0.00520833333333333">
            <text:p>-0.0052083333</text:p>
          </table:table-cell>
          <table:table-cell office:value-type="float" office:value="0.9782015625">
            <text:p>0.9782015625</text:p>
          </table:table-cell>
          <table:table-cell office:value-type="float" office:value="0.993140952085302">
            <text:p>0.9931409521</text:p>
          </table:table-cell>
          <table:table-cell office:value-type="float" office:value="0.981824001736111">
            <text:p>0.98182400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7032">
            <text:p>7032</text:p>
          </table:table-cell>
          <table:table-cell office:value-type="float" office:value="10480">
            <text:p>10480</text:p>
          </table:table-cell>
          <table:table-cell office:value-type="float" office:value="17024">
            <text:p>17024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0.00426621160409556">
            <text:p>0.0042662116</text:p>
          </table:table-cell>
          <table:table-cell office:value-type="float" office:value="0.00629770992366412">
            <text:p>0.0062977099</text:p>
          </table:table-cell>
          <table:table-cell office:value-type="float" office:value="0.00123355263157895">
            <text:p>0.0012335526</text:p>
          </table:table-cell>
          <table:table-cell office:value-type="float" office:value="1.01496741371478">
            <text:p>1.0149674137</text:p>
          </table:table-cell>
          <table:table-cell office:value-type="float" office:value="1.02211972058738">
            <text:p>1.0221197206</text:p>
          </table:table-cell>
          <table:table-cell office:value-type="float" office:value="1.00432041664863">
            <text:p>1.0043204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6600">
            <text:p>6600</text:p>
          </table:table-cell>
          <table:table-cell office:value-type="float" office:value="10400">
            <text:p>10400</text:p>
          </table:table-cell>
          <table:table-cell office:value-type="float" office:value="17976">
            <text:p>17976</text:p>
          </table:table-cell>
          <table:table-cell office:value-type="float" office:value="99">
            <text:p>99</text:p>
          </table:table-cell>
          <table:table-cell office:value-type="float" office:value="133.25">
            <text:p>133.25</text:p>
          </table:table-cell>
          <table:table-cell office:value-type="float" office:value="378">
            <text:p>378</text:p>
          </table:table-cell>
          <table:table-cell office:value-type="float" office:value="0.015">
            <text:p>0.015</text:p>
          </table:table-cell>
          <table:table-cell office:value-type="float" office:value="0.0128125">
            <text:p>0.0128125</text:p>
          </table:table-cell>
          <table:table-cell office:value-type="float" office:value="0.0210280373831776">
            <text:p>0.0210280374</text:p>
          </table:table-cell>
          <table:table-cell office:value-type="float" office:value="1.052941">
            <text:p>1.052941</text:p>
          </table:table-cell>
          <table:table-cell office:value-type="float" office:value="1.04516550390625">
            <text:p>1.0451655039</text:p>
          </table:table-cell>
          <table:table-cell office:value-type="float" office:value="1.07446480041925">
            <text:p>1.07446480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7440">
            <text:p>7440</text:p>
          </table:table-cell>
          <table:table-cell office:value-type="float" office:value="10912">
            <text:p>10912</text:p>
          </table:table-cell>
          <table:table-cell office:value-type="float" office:value="18536">
            <text:p>18536</text:p>
          </table:table-cell>
          <table:table-cell office:value-type="float" office:value="63">
            <text:p>63</text:p>
          </table:table-cell>
          <table:table-cell office:value-type="float" office:value="507.625">
            <text:p>507.625</text:p>
          </table:table-cell>
          <table:table-cell office:value-type="float" office:value="224">
            <text:p>224</text:p>
          </table:table-cell>
          <table:table-cell office:value-type="float" office:value="0.00846774193548387">
            <text:p>0.0084677419</text:p>
          </table:table-cell>
          <table:table-cell office:value-type="float" office:value="0.0465198863636364">
            <text:p>0.0465198864</text:p>
          </table:table-cell>
          <table:table-cell office:value-type="float" office:value="0.0120845921450151">
            <text:p>0.0120845921</text:p>
          </table:table-cell>
          <table:table-cell office:value-type="float" office:value="1.02977763397503">
            <text:p>1.029777634</text:p>
          </table:table-cell>
          <table:table-cell office:value-type="float" office:value="1.16706123793421">
            <text:p>1.1670612379</text:p>
          </table:table-cell>
          <table:table-cell office:value-type="float" office:value="1.04258230574748">
            <text:p>1.0425823057</text:p>
          </table:table-cell>
          <table:table-cell office:value-type="float" office:value="0">
            <text:p>0</text:p>
          </table:table-cell>
          <table:table-cell office:value-type="float" office:value="15.2439659973689">
            <text:p>15.2439659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2">
            <text:p>272</text:p>
          </table:table-cell>
          <table:table-cell office:value-type="float" office:value="6930">
            <text:p>6930</text:p>
          </table:table-cell>
          <table:table-cell office:value-type="float" office:value="10710">
            <text:p>10710</text:p>
          </table:table-cell>
          <table:table-cell office:value-type="float" office:value="16408">
            <text:p>16408</text:p>
          </table:table-cell>
          <table:table-cell office:value-type="float" office:value="262">
            <text:p>262</text:p>
          </table:table-cell>
          <table:table-cell office:value-type="float" office:value="405">
            <text:p>405</text:p>
          </table:table-cell>
          <table:table-cell office:value-type="float" office:value="70">
            <text:p>70</text:p>
          </table:table-cell>
          <table:table-cell office:value-type="float" office:value="0.0378066378066378">
            <text:p>0.0378066378</text:p>
          </table:table-cell>
          <table:table-cell office:value-type="float" office:value="0.0378151260504202">
            <text:p>0.0378151261</text:p>
          </table:table-cell>
          <table:table-cell office:value-type="float" office:value="0.00426621160409556">
            <text:p>0.0042662116</text:p>
          </table:table-cell>
          <table:table-cell office:value-type="float" office:value="1.13512474237323">
            <text:p>1.1351247424</text:p>
          </table:table-cell>
          <table:table-cell office:value-type="float" office:value="1.13515570934256">
            <text:p>1.1351557093</text:p>
          </table:table-cell>
          <table:table-cell office:value-type="float" office:value="1.01496741371478">
            <text:p>1.0149674137</text:p>
          </table:table-cell>
          <table:table-cell office:value-type="float" office:value="18.6784375974309">
            <text:p>18.6784375974</text:p>
          </table:table-cell>
          <table:table-cell office:value-type="float" office:value="18.6743217473641">
            <text:p>18.6743217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office:value-type="float" office:value="256">
            <text:p>25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6600">
            <text:p>6600</text:p>
          </table:table-cell>
          <table:table-cell office:value-type="float" office:value="10400">
            <text:p>10400</text:p>
          </table:table-cell>
          <table:table-cell office:value-type="float" office:value="15715">
            <text:p>15715</text:p>
          </table:table-cell>
          <table:table-cell office:value-type="float" office:value="99">
            <text:p>99</text:p>
          </table:table-cell>
          <table:table-cell office:value-type="float" office:value="133.25">
            <text:p>133.25</text:p>
          </table:table-cell>
          <table:table-cell office:value-type="float" office:value="78.75">
            <text:p>78.75</text:p>
          </table:table-cell>
          <table:table-cell office:value-type="float" office:value="0.015">
            <text:p>0.015</text:p>
          </table:table-cell>
          <table:table-cell office:value-type="float" office:value="0.0128125">
            <text:p>0.0128125</text:p>
          </table:table-cell>
          <table:table-cell office:value-type="float" office:value="0.00501113585746102">
            <text:p>0.0050111359</text:p>
          </table:table-cell>
          <table:table-cell office:value-type="float" office:value="1.052941">
            <text:p>1.052941</text:p>
          </table:table-cell>
          <table:table-cell office:value-type="float" office:value="1.04516550390625">
            <text:p>1.0451655039</text:p>
          </table:table-cell>
          <table:table-cell office:value-type="float" office:value="1.01758819400697">
            <text:p>1.0175881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7440">
            <text:p>7440</text:p>
          </table:table-cell>
          <table:table-cell office:value-type="float" office:value="11348">
            <text:p>11348</text:p>
          </table:table-cell>
          <table:table-cell office:value-type="float" office:value="17360">
            <text:p>17360</text:p>
          </table:table-cell>
          <table:table-cell office:value-type="float" office:value="63">
            <text:p>63</text:p>
          </table:table-cell>
          <table:table-cell office:value-type="float" office:value="609.625">
            <text:p>609.625</text:p>
          </table:table-cell>
          <table:table-cell office:value-type="float" office:value="147">
            <text:p>147</text:p>
          </table:table-cell>
          <table:table-cell office:value-type="float" office:value="0.00846774193548387">
            <text:p>0.0084677419</text:p>
          </table:table-cell>
          <table:table-cell office:value-type="float" office:value="0.0537209199859006">
            <text:p>0.05372092</text:p>
          </table:table-cell>
          <table:table-cell office:value-type="float" office:value="0.00846774193548387">
            <text:p>0.0084677419</text:p>
          </table:table-cell>
          <table:table-cell office:value-type="float" office:value="1.02977763397503">
            <text:p>1.029777634</text:p>
          </table:table-cell>
          <table:table-cell office:value-type="float" office:value="1.19367965694915">
            <text:p>1.1936796569</text:p>
          </table:table-cell>
          <table:table-cell office:value-type="float" office:value="1.02977763397503">
            <text:p>1.029777634</text:p>
          </table:table-cell>
          <table:table-cell office:value-type="float" office:value="0">
            <text:p>0</text:p>
          </table:table-cell>
          <table:table-cell office:value-type="float" office:value="13.2462933513485">
            <text:p>13.2462933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table:number-columns-repeated="2" office:value-type="float" office:value="431">
            <text:p>431</text:p>
          </table:table-cell>
          <table:table-cell office:value-type="float" office:value="7680">
            <text:p>7680</text:p>
          </table:table-cell>
          <table:table-cell office:value-type="float" office:value="12298">
            <text:p>12298</text:p>
          </table:table-cell>
          <table:table-cell office:value-type="float" office:value="20644">
            <text:p>20644</text:p>
          </table:table-cell>
          <table:table-cell office:value-type="float" office:value="-48">
            <text:p>-48</text:p>
          </table:table-cell>
          <table:table-cell office:value-type="float" office:value="-141.875">
            <text:p>-141.875</text:p>
          </table:table-cell>
          <table:table-cell office:value-type="float" office:value="709.125">
            <text:p>709.125</text:p>
          </table:table-cell>
          <table:table-cell office:value-type="float" office:value="-0.00625">
            <text:p>-0.00625</text:p>
          </table:table-cell>
          <table:table-cell office:value-type="float" office:value="-0.0115364286875915">
            <text:p>-0.0115364287</text:p>
          </table:table-cell>
          <table:table-cell office:value-type="float" office:value="0.0343501743848091">
            <text:p>0.0343501744</text:p>
          </table:table-cell>
          <table:table-cell office:value-type="float" office:value="0.9782015625">
            <text:p>0.9782015625</text:p>
          </table:table-cell>
          <table:table-cell office:value-type="float" office:value="0.959883354399683">
            <text:p>0.9598833544</text:p>
          </table:table-cell>
          <table:table-cell office:value-type="float" office:value="1.12253828192815">
            <text:p>1.1225382819</text:p>
          </table:table-cell>
          <table:table-cell table:number-columns-repeated="2" office:value-type="float" office:value="0">
            <text:p>0</text:p>
          </table:table-cell>
          <table:table-cell office:value-type="float" office:value="20.5234775799664">
            <text:p>20.5234775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7560">
            <text:p>7560</text:p>
          </table:table-cell>
          <table:table-cell office:value-type="float" office:value="11844">
            <text:p>11844</text:p>
          </table:table-cell>
          <table:table-cell office:value-type="float" office:value="19950">
            <text:p>19950</text:p>
          </table:table-cell>
          <table:table-cell office:value-type="float" office:value="-304.125">
            <text:p>-304.125</text:p>
          </table:table-cell>
          <table:table-cell office:value-type="float" office:value="-442.75">
            <text:p>-442.75</text:p>
          </table:table-cell>
          <table:table-cell office:value-type="float" office:value="247">
            <text:p>247</text:p>
          </table:table-cell>
          <table:table-cell office:value-type="float" office:value="-0.0402281746031746">
            <text:p>-0.0402281746</text:p>
          </table:table-cell>
          <table:table-cell office:value-type="float" office:value="-0.0373817966903073">
            <text:p>-0.0373817967</text:p>
          </table:table-cell>
          <table:table-cell office:value-type="float" office:value="0.0123809523809524">
            <text:p>0.0123809524</text:p>
          </table:table-cell>
          <table:table-cell office:value-type="float" office:value="0.86237326871142">
            <text:p>0.8623732687</text:p>
          </table:table-cell>
          <table:table-cell office:value-type="float" office:value="0.871902613082563">
            <text:p>0.8719026131</text:p>
          </table:table-cell>
          <table:table-cell office:value-type="float" office:value="1.04363377777778">
            <text:p>1.0436337778</text:p>
          </table:table-cell>
          <table:table-cell office:value-type="float" office:value="-16.8814458476743">
            <text:p>-16.8814458477</text:p>
          </table:table-cell>
          <table:table-cell office:value-type="float" office:value="-18.1935978204217">
            <text:p>-18.1935978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7248">
            <text:p>7248</text:p>
          </table:table-cell>
          <table:table-cell office:value-type="float" office:value="12080">
            <text:p>12080</text:p>
          </table:table-cell>
          <table:table-cell office:value-type="float" office:value="20335">
            <text:p>20335</text:p>
          </table:table-cell>
          <table:table-cell office:value-type="float" office:value="-199.375">
            <text:p>-199.375</text:p>
          </table:table-cell>
          <table:table-cell office:value-type="float" office:value="-332.25">
            <text:p>-332.25</text:p>
          </table:table-cell>
          <table:table-cell office:value-type="float" office:value="660.25">
            <text:p>660.25</text:p>
          </table:table-cell>
          <table:table-cell office:value-type="float" office:value="-0.0275075883002208">
            <text:p>-0.0275075883</text:p>
          </table:table-cell>
          <table:table-cell office:value-type="float" office:value="-0.0275041390728477">
            <text:p>-0.0275041391</text:p>
          </table:table-cell>
          <table:table-cell office:value-type="float" office:value="0.0324686501106467">
            <text:p>0.0324686501</text:p>
          </table:table-cell>
          <table:table-cell office:value-type="float" office:value="0.905206509080853">
            <text:p>0.9052065091</text:p>
          </table:table-cell>
          <table:table-cell office:value-type="float" office:value="0.905218209470665">
            <text:p>0.9052182095</text:p>
          </table:table-cell>
          <table:table-cell office:value-type="float" office:value="1.11570653333768">
            <text:p>1.1157065333</text:p>
          </table:table-cell>
          <table:table-cell office:value-type="float" office:value="-24.8502140871873">
            <text:p>-24.8502140872</text:p>
          </table:table-cell>
          <table:table-cell office:value-type="float" office:value="-24.8533743621299">
            <text:p>-24.8533743621</text:p>
          </table:table-cell>
          <table:table-cell office:value-type="float" office:value="21.6929262458898">
            <text:p>21.692926245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454">
            <text:p>454</text:p>
          </table:table-cell>
          <table:table-cell office:value-type="float" office:value="6924">
            <text:p>6924</text:p>
          </table:table-cell>
          <table:table-cell office:value-type="float" office:value="12711">
            <text:p>12711</text:p>
          </table:table-cell>
          <table:table-cell office:value-type="float" office:value="22659">
            <text:p>22659</text:p>
          </table:table-cell>
          <table:table-cell office:value-type="float" office:value="-149">
            <text:p>-149</text:p>
          </table:table-cell>
          <table:table-cell office:value-type="float" office:value="430">
            <text:p>430</text:p>
          </table:table-cell>
          <table:table-cell office:value-type="float" office:value="766.625">
            <text:p>766.625</text:p>
          </table:table-cell>
          <table:table-cell office:value-type="float" office:value="-0.0215193529751589">
            <text:p>-0.021519353</text:p>
          </table:table-cell>
          <table:table-cell office:value-type="float" office:value="0.0338289670364251">
            <text:p>0.033828967</text:p>
          </table:table-cell>
          <table:table-cell office:value-type="float" office:value="0.0338331347367492">
            <text:p>0.0338331347</text:p>
          </table:table-cell>
          <table:table-cell office:value-type="float" office:value="0.925589906389784">
            <text:p>0.9255899064</text:p>
          </table:table-cell>
          <table:table-cell office:value-type="float" office:value="1.12064440668856">
            <text:p>1.1206444067</text:p>
          </table:table-cell>
          <table:table-cell office:value-type="float" office:value="1.12065954635061">
            <text:p>1.1206595464</text:p>
          </table:table-cell>
          <table:table-cell office:value-type="float" office:value="-31.8625797644755">
            <text:p>-31.8625797645</text:p>
          </table:table-cell>
          <table:table-cell office:value-type="float" office:value="20.8344049639132">
            <text:p>20.8344049639</text:p>
          </table:table-cell>
          <table:table-cell office:value-type="float" office:value="20.8318807216586">
            <text:p>20.831880721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417">
            <text:p>417</text:p>
          </table:table-cell>
          <table:table-cell office:value-type="float" office:value="6647">
            <text:p>6647</text:p>
          </table:table-cell>
          <table:table-cell office:value-type="float" office:value="12204">
            <text:p>12204</text:p>
          </table:table-cell>
          <table:table-cell office:value-type="float" office:value="21755">
            <text:p>21755</text:p>
          </table:table-cell>
          <table:table-cell office:value-type="float" office:value="-221.75">
            <text:p>-221.75</text:p>
          </table:table-cell>
          <table:table-cell office:value-type="float" office:value="28.875">
            <text:p>28.875</text:p>
          </table:table-cell>
          <table:table-cell office:value-type="float" office:value="51.625">
            <text:p>51.625</text:p>
          </table:table-cell>
          <table:table-cell office:value-type="float" office:value="-0.0333609146983602">
            <text:p>-0.0333609147</text:p>
          </table:table-cell>
          <table:table-cell office:value-type="float" office:value="0.00236602753195674">
            <text:p>0.0023660275</text:p>
          </table:table-cell>
          <table:table-cell office:value-type="float" office:value="0.00237301769708113">
            <text:p>0.0023730177</text:p>
          </table:table-cell>
          <table:table-cell office:value-type="float" office:value="0.885418181789582">
            <text:p>0.8854181818</text:p>
          </table:table-cell>
          <table:table-cell office:value-type="float" office:value="1.00829206861096">
            <text:p>1.0082920686</text:p>
          </table:table-cell>
          <table:table-cell office:value-type="float" office:value="1.00831659911725">
            <text:p>1.0083165991</text:p>
          </table:table-cell>
          <table:table-cell office:value-type="float" office:value="-20.4286900600263">
            <text:p>-20.42869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247">
            <text:p>5247</text:p>
          </table:table-cell>
          <table:table-cell office:value-type="float" office:value="10058">
            <text:p>10058</text:p>
          </table:table-cell>
          <table:table-cell office:value-type="float" office:value="17174">
            <text:p>17174</text:p>
          </table:table-cell>
          <table:table-cell office:value-type="float" office:value="-160.857142857143">
            <text:p>-160.8571428571</text:p>
          </table:table-cell>
          <table:table-cell office:value-type="float" office:value="-212">
            <text:p>-212</text:p>
          </table:table-cell>
          <table:table-cell office:value-type="float" office:value="158.142857142857">
            <text:p>158.1428571429</text:p>
          </table:table-cell>
          <table:table-cell office:value-type="float" office:value="-0.0306569740532005">
            <text:p>-0.0306569741</text:p>
          </table:table-cell>
          <table:table-cell office:value-type="float" office:value="-0.0210777490554782">
            <text:p>-0.0210777491</text:p>
          </table:table-cell>
          <table:table-cell office:value-type="float" office:value="0.00920827163985426">
            <text:p>0.0092082716</text:p>
          </table:table-cell>
          <table:table-cell office:value-type="float" office:value="0.894542696927672">
            <text:p>0.8945426969</text:p>
          </table:table-cell>
          <table:table-cell office:value-type="float" office:value="0.927098650456108">
            <text:p>0.9270986505</text:p>
          </table:table-cell>
          <table:table-cell office:value-type="float" office:value="1.03239514358201">
            <text:p>1.0323951436</text:p>
          </table:table-cell>
          <table:table-cell office:value-type="float" office:value="-22.2613994869284">
            <text:p>-22.2613994869</text:p>
          </table:table-cell>
          <table:table-cell office:value-type="float" office:value="-32.5374522367642">
            <text:p>-32.5374522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10">
            <text:p>31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4799">
            <text:p>4799</text:p>
          </table:table-cell>
          <table:table-cell office:value-type="float" office:value="11193">
            <text:p>11193</text:p>
          </table:table-cell>
          <table:table-cell office:value-type="float" office:value="20072">
            <text:p>20072</text:p>
          </table:table-cell>
          <table:table-cell office:value-type="float" office:value="0">
            <text:p>0</text:p>
          </table:table-cell>
          <table:table-cell office:value-type="float" office:value="-290.5">
            <text:p>-290.5</text:p>
          </table:table-cell>
          <table:table-cell office:value-type="float" office:value="120.333333333333">
            <text:p>120.3333333333</text:p>
          </table:table-cell>
          <table:table-cell office:value-type="float" office:value="0">
            <text:p>0</text:p>
          </table:table-cell>
          <table:table-cell office:value-type="float" office:value="-0.0259537210756723">
            <text:p>-0.0259537211</text:p>
          </table:table-cell>
          <table:table-cell office:value-type="float" office:value="0.00599508436296001">
            <text:p>0.0059950844</text:p>
          </table:table-cell>
          <table:table-cell office:value-type="float" office:value="0.7">
            <text:p>0.7</text:p>
          </table:table-cell>
          <table:table-cell office:value-type="float" office:value="0.910482223684988">
            <text:p>0.9104822237</text:p>
          </table:table-cell>
          <table:table-cell office:value-type="float" office:value="1.02105323970194">
            <text:p>1.0210532397</text:p>
          </table:table-cell>
          <table:table-cell office:value-type="float" office:value="0">
            <text:p>0</text:p>
          </table:table-cell>
          <table:table-cell office:value-type="float" office:value="-26.3589518626911">
            <text:p>-26.3589518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446">
            <text:p>446</text:p>
          </table:table-cell>
          <table:table-cell office:value-type="float" office:value="4389">
            <text:p>4389</text:p>
          </table:table-cell>
          <table:table-cell office:value-type="float" office:value="12291">
            <text:p>12291</text:p>
          </table:table-cell>
          <table:table-cell office:value-type="float" office:value="22570">
            <text:p>22570</text:p>
          </table:table-cell>
          <table:table-cell office:value-type="float" office:value="0">
            <text:p>0</text:p>
          </table:table-cell>
          <table:table-cell office:value-type="float" office:value="247.4">
            <text:p>247.4</text:p>
          </table:table-cell>
          <table:table-cell office:value-type="float" office:value="-320.4">
            <text:p>-320.4</text:p>
          </table:table-cell>
          <table:table-cell office:value-type="float" office:value="0">
            <text:p>0</text:p>
          </table:table-cell>
          <table:table-cell office:value-type="float" office:value="0.0201285493450492">
            <text:p>0.0201285493</text:p>
          </table:table-cell>
          <table:table-cell office:value-type="float" office:value="-0.0141958351794417">
            <text:p>-0.0141958352</text:p>
          </table:table-cell>
          <table:table-cell office:value-type="float" office:value="0.7">
            <text:p>0.7</text:p>
          </table:table-cell>
          <table:table-cell office:value-type="float" office:value="1.07124403336519">
            <text:p>1.0712440334</text:p>
          </table:table-cell>
          <table:table-cell office:value-type="float" office:value="0.95070955947538">
            <text:p>0.9507095595</text:p>
          </table:table-cell>
          <table:table-cell office:value-type="float" office:value="0">
            <text:p>0</text:p>
          </table:table-cell>
          <table:table-cell office:value-type="float" office:value="34.7814450943448">
            <text:p>34.7814450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5">
            <text:p>5</text:p>
          </table:table-cell>
          <table:table-cell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4015">
            <text:p>4015</text:p>
          </table:table-cell>
          <table:table-cell office:value-type="float" office:value="11958">
            <text:p>11958</text:p>
          </table:table-cell>
          <table:table-cell office:value-type="float" office:value="22942">
            <text:p>22942</text:p>
          </table:table-cell>
          <table:table-cell table:number-columns-repeated="6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5">
            <text:p>5</text:p>
          </table:table-cell>
          <table:table-cell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3672">
            <text:p>3672</text:p>
          </table:table-cell>
          <table:table-cell office:value-type="float" office:value="12150">
            <text:p>12150</text:p>
          </table:table-cell>
          <table:table-cell office:value-type="float" office:value="23778">
            <text:p>23778</text:p>
          </table:table-cell>
          <table:table-cell table:number-columns-repeated="6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3359">
            <text:p>3359</text:p>
          </table:table-cell>
          <table:table-cell office:value-type="float" office:value="12062">
            <text:p>12062</text:p>
          </table:table-cell>
          <table:table-cell office:value-type="float" office:value="24643">
            <text:p>24643</text:p>
          </table:table-cell>
          <table:table-cell table:number-columns-repeated="6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1.09">
            <text:p>1.09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98.25">
            <text:p>98.25</text:p>
          </table:table-cell>
          <table:table-cell office:value-type="float" office:value="4009.5">
            <text:p>4009.5</text:p>
          </table:table-cell>
          <table:table-cell office:value-type="float" office:value="17270.25">
            <text:p>17270.25</text:p>
          </table:table-cell>
          <table:table-cell office:value-type="float" office:value="12.1375">
            <text:p>12.137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15">
            <text:p>315</text:p>
          </table:table-cell>
          <table:table-cell office:value-type="float" office:value="3072">
            <text:p>3072</text:p>
          </table:table-cell>
          <table:table-cell office:value-type="float" office:value="11999">
            <text:p>11999</text:p>
          </table:table-cell>
          <table:table-cell office:value-type="float" office:value="25541">
            <text:p>25541</text:p>
          </table:table-cell>
          <table:table-cell table:number-columns-repeated="6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1.06">
            <text:p>1.06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102.666666666667">
            <text:p>102.6666666667</text:p>
          </table:table-cell>
          <table:table-cell office:value-type="float" office:value="4019.66666666667">
            <text:p>4019.6666666667</text:p>
          </table:table-cell>
          <table:table-cell office:value-type="float" office:value="20951.3333333333">
            <text:p>20951.3333333333</text:p>
          </table:table-cell>
          <table:table-cell office:value-type="float" office:value="11.7766666666667">
            <text:p>11.77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302">
            <text:p>302</text:p>
          </table:table-cell>
          <table:table-cell office:value-type="float" office:value="435">
            <text:p>435</text:p>
          </table:table-cell>
          <table:table-cell office:value-type="float" office:value="302">
            <text:p>302</text:p>
          </table:table-cell>
          <table:table-cell office:value-type="float" office:value="2810">
            <text:p>2810</text:p>
          </table:table-cell>
          <table:table-cell office:value-type="float" office:value="12037">
            <text:p>12037</text:p>
          </table:table-cell>
          <table:table-cell office:value-type="float" office:value="26471">
            <text:p>26471</text:p>
          </table:table-cell>
          <table:table-cell table:number-columns-repeated="6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3" table:default-cell-style-name="Default"/>
        <table:table-column table:style-name="co20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7">
            <text:p>0.7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office:value-type="float" office:value="-7">
            <text:p>-7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.9">
            <text:p>15.9</text:p>
          </table:table-cell>
          <table:table-cell office:value-type="float" office:value="17.2">
            <text:p>17.2</text:p>
          </table:table-cell>
          <table:table-cell office:value-type="float" office:value="30.3">
            <text:p>30.3</text:p>
          </table:table-cell>
          <table:table-cell office:value-type="float" office:value="15647">
            <text:p>15647</text:p>
          </table:table-cell>
          <table:table-cell office:value-type="float" office:value="16867">
            <text:p>16867</text:p>
          </table:table-cell>
          <table:table-cell office:value-type="float" office:value="17744">
            <text:p>177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2:07.23</dc:date>
    <dc:creator>Liam Widdess</dc:creator>
    <meta:editing-duration>P2DT3H30M49S</meta:editing-duration>
    <meta:editing-cycles>185</meta:editing-cycles>
    <meta:generator>OpenOffice/4.1.7$Win32 OpenOffice.org_project/417m1$Build-9800</meta:generator>
    <meta:document-statistic meta:table-count="8" meta:cell-count="1072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264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72">
                <text:p>14972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808">
                <text:p>10808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30">
                <text:p>10630</text:p>
              </table:table-cell>
              <table:table-cell office:value-type="float" office:value="13804">
                <text:p>13804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542">
                <text:p>10542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872">
                <text:p>108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4370">
                <text:p>14370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834">
                <text:p>10834</text:p>
              </table:table-cell>
              <table:table-cell office:value-type="float" office:value="15019">
                <text:p>15019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710">
                <text:p>10710</text:p>
              </table:table-cell>
              <table:table-cell office:value-type="float" office:value="14818">
                <text:p>14818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834">
                <text:p>10834</text:p>
              </table:table-cell>
              <table:table-cell office:value-type="float" office:value="13964">
                <text:p>1396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925">
                <text:p>10925</text:p>
              </table:table-cell>
              <table:table-cell office:value-type="float" office:value="14020">
                <text:p>14020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505">
                <text:p>10505</text:p>
              </table:table-cell>
              <table:table-cell office:value-type="float" office:value="13808">
                <text:p>13808</text:p>
              </table:table-cell>
              <table:table-cell office:value-type="float" office:value="20103">
                <text:p>2010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650">
                <text:p>10650</text:p>
              </table:table-cell>
              <table:table-cell office:value-type="float" office:value="13648">
                <text:p>13648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856">
                <text:p>10856</text:p>
              </table:table-cell>
              <table:table-cell office:value-type="float" office:value="14045">
                <text:p>14045</text:p>
              </table:table-cell>
              <table:table-cell office:value-type="float" office:value="19237">
                <text:p>1923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816">
                <text:p>10816</text:p>
              </table:table-cell>
              <table:table-cell office:value-type="float" office:value="14326">
                <text:p>14326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392">
                <text:p>10392</text:p>
              </table:table-cell>
              <table:table-cell office:value-type="float" office:value="13427">
                <text:p>13427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905">
                <text:p>9905</text:p>
              </table:table-cell>
              <table:table-cell office:value-type="float" office:value="13720">
                <text:p>13720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828">
                <text:p>9828</text:p>
              </table:table-cell>
              <table:table-cell office:value-type="float" office:value="14015">
                <text:p>14015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397">
                <text:p>9397</text:p>
              </table:table-cell>
              <table:table-cell office:value-type="float" office:value="13887">
                <text:p>13887</text:p>
              </table:table-cell>
              <table:table-cell office:value-type="float" office:value="19599">
                <text:p>19599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299">
                <text:p>13299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54">
                <text:p>9854</text:p>
              </table:table-cell>
              <table:table-cell office:value-type="float" office:value="13195">
                <text:p>13195</text:p>
              </table:table-cell>
              <table:table-cell office:value-type="float" office:value="18415">
                <text:p>1841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233">
                <text:p>9233</text:p>
              </table:table-cell>
              <table:table-cell office:value-type="float" office:value="13475">
                <text:p>13475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060">
                <text:p>9060</text:p>
              </table:table-cell>
              <table:table-cell office:value-type="float" office:value="12540">
                <text:p>12540</text:p>
              </table:table-cell>
              <table:table-cell office:value-type="float" office:value="19652">
                <text:p>196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700">
                <text:p>8700</text:p>
              </table:table-cell>
              <table:table-cell office:value-type="float" office:value="12398">
                <text:p>12398</text:p>
              </table:table-cell>
              <table:table-cell office:value-type="float" office:value="17951">
                <text:p>1795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484">
                <text:p>8484</text:p>
              </table:table-cell>
              <table:table-cell office:value-type="float" office:value="12386">
                <text:p>12386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202">
                <text:p>8202</text:p>
              </table:table-cell>
              <table:table-cell office:value-type="float" office:value="12080">
                <text:p>12080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204">
                <text:p>8204</text:p>
              </table:table-cell>
              <table:table-cell office:value-type="float" office:value="11572">
                <text:p>11572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62">
                <text:p>8562</text:p>
              </table:table-cell>
              <table:table-cell office:value-type="float" office:value="11548">
                <text:p>11548</text:p>
              </table:table-cell>
              <table:table-cell office:value-type="float" office:value="16663">
                <text:p>1666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205">
                <text:p>8205</text:p>
              </table:table-cell>
              <table:table-cell office:value-type="float" office:value="12096">
                <text:p>12096</text:p>
              </table:table-cell>
              <table:table-cell office:value-type="float" office:value="16934">
                <text:p>1693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0">
                <text:p>8240</text:p>
              </table:table-cell>
              <table:table-cell office:value-type="float" office:value="11400">
                <text:p>11400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204">
                <text:p>8204</text:p>
              </table:table-cell>
              <table:table-cell office:value-type="float" office:value="10832">
                <text:p>10832</text:p>
              </table:table-cell>
              <table:table-cell office:value-type="float" office:value="16482">
                <text:p>1648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019">
                <text:p>8019</text:p>
              </table:table-cell>
              <table:table-cell office:value-type="float" office:value="10923">
                <text:p>10923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855">
                <text:p>7855</text:p>
              </table:table-cell>
              <table:table-cell office:value-type="float" office:value="10655">
                <text:p>10655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444">
                <text:p>10444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16">
                <text:p>7916</text:p>
              </table:table-cell>
              <table:table-cell office:value-type="float" office:value="10602">
                <text:p>10602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850">
                <text:p>7850</text:p>
              </table:table-cell>
              <table:table-cell office:value-type="float" office:value="10923">
                <text:p>10923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693">
                <text:p>7693</text:p>
              </table:table-cell>
              <table:table-cell office:value-type="float" office:value="11956">
                <text:p>11956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8064">
                <text:p>8064</text:p>
              </table:table-cell>
              <table:table-cell office:value-type="float" office:value="11210">
                <text:p>1121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77">
                <text:p>7877</text:p>
              </table:table-cell>
              <table:table-cell office:value-type="float" office:value="11263">
                <text:p>11263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2005">
                <text:p>12005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93">
                <text:p>7693</text:p>
              </table:table-cell>
              <table:table-cell office:value-type="float" office:value="11936">
                <text:p>11936</text:p>
              </table:table-cell>
              <table:table-cell office:value-type="float" office:value="16821">
                <text:p>1682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761">
                <text:p>11761</text:p>
              </table:table-cell>
              <table:table-cell office:value-type="float" office:value="18120">
                <text:p>1812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35">
                <text:p>8335</text:p>
              </table:table-cell>
              <table:table-cell office:value-type="float" office:value="11739">
                <text:p>11739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9110">
                <text:p>9110</text:p>
              </table:table-cell>
              <table:table-cell office:value-type="float" office:value="12096">
                <text:p>12096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178">
                <text:p>9178</text:p>
              </table:table-cell>
              <table:table-cell office:value-type="float" office:value="11936">
                <text:p>11936</text:p>
              </table:table-cell>
              <table:table-cell office:value-type="float" office:value="16592">
                <text:p>1659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796">
                <text:p>8796</text:p>
              </table:table-cell>
              <table:table-cell office:value-type="float" office:value="11542">
                <text:p>11542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782">
                <text:p>8782</text:p>
              </table:table-cell>
              <table:table-cell office:value-type="float" office:value="11526">
                <text:p>11526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858">
                <text:p>8858</text:p>
              </table:table-cell>
              <table:table-cell office:value-type="float" office:value="11796">
                <text:p>11796</text:p>
              </table:table-cell>
              <table:table-cell office:value-type="float" office:value="18129">
                <text:p>1812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770">
                <text:p>8770</text:p>
              </table:table-cell>
              <table:table-cell office:value-type="float" office:value="11619">
                <text:p>11619</text:p>
              </table:table-cell>
              <table:table-cell office:value-type="float" office:value="17834">
                <text:p>178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80">
                <text:p>8480</text:p>
              </table:table-cell>
              <table:table-cell office:value-type="float" office:value="12300">
                <text:p>12300</text:p>
              </table:table-cell>
              <table:table-cell office:value-type="float" office:value="17658">
                <text:p>1765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376">
                <text:p>8376</text:p>
              </table:table-cell>
              <table:table-cell office:value-type="float" office:value="11825">
                <text:p>11825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478">
                <text:p>8478</text:p>
              </table:table-cell>
              <table:table-cell office:value-type="float" office:value="11750">
                <text:p>11750</text:p>
              </table:table-cell>
              <table:table-cell office:value-type="float" office:value="17382">
                <text:p>173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30">
                <text:p>7830</text:p>
              </table:table-cell>
              <table:table-cell office:value-type="float" office:value="11486">
                <text:p>11486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540">
                <text:p>7540</text:p>
              </table:table-cell>
              <table:table-cell office:value-type="float" office:value="11062">
                <text:p>11062</text:p>
              </table:table-cell>
              <table:table-cell office:value-type="float" office:value="17132">
                <text:p>1713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49">
                <text:p>8149</text:p>
              </table:table-cell>
              <table:table-cell office:value-type="float" office:value="11034">
                <text:p>11034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6528">
                <text:p>6528</text:p>
              </table:table-cell>
              <table:table-cell office:value-type="float" office:value="10796">
                <text:p>10796</text:p>
              </table:table-cell>
              <table:table-cell office:value-type="float" office:value="15410">
                <text:p>15410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6144">
                <text:p>6144</text:p>
              </table:table-cell>
              <table:table-cell office:value-type="float" office:value="10830">
                <text:p>10830</text:p>
              </table:table-cell>
              <table:table-cell office:value-type="float" office:value="17007">
                <text:p>17007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6912">
                <text:p>6912</text:p>
              </table:table-cell>
              <table:table-cell office:value-type="float" office:value="11070">
                <text:p>11070</text:p>
              </table:table-cell>
              <table:table-cell office:value-type="float" office:value="16728">
                <text:p>1672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488">
                <text:p>7488</text:p>
              </table:table-cell>
              <table:table-cell office:value-type="float" office:value="11052">
                <text:p>11052</text:p>
              </table:table-cell>
              <table:table-cell office:value-type="float" office:value="17584">
                <text:p>1758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6528">
                <text:p>6528</text:p>
              </table:table-cell>
              <table:table-cell office:value-type="float" office:value="9840">
                <text:p>9840</text:p>
              </table:table-cell>
              <table:table-cell office:value-type="float" office:value="17248">
                <text:p>1724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6144">
                <text:p>6144</text:p>
              </table:table-cell>
              <table:table-cell office:value-type="float" office:value="9840">
                <text:p>9840</text:p>
              </table:table-cell>
              <table:table-cell office:value-type="float" office:value="17192">
                <text:p>1719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6912">
                <text:p>6912</text:p>
              </table:table-cell>
              <table:table-cell office:value-type="float" office:value="10416">
                <text:p>10416</text:p>
              </table:table-cell>
              <table:table-cell office:value-type="float" office:value="17136">
                <text:p>1713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6446">
                <text:p>6446</text:p>
              </table:table-cell>
              <table:table-cell office:value-type="float" office:value="10016">
                <text:p>10016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6050">
                <text:p>6050</text:p>
              </table:table-cell>
              <table:table-cell office:value-type="float" office:value="9752">
                <text:p>9752</text:p>
              </table:table-cell>
              <table:table-cell office:value-type="float" office:value="14840">
                <text:p>14840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6820">
                <text:p>6820</text:p>
              </table:table-cell>
              <table:table-cell office:value-type="float" office:value="10540">
                <text:p>10540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040">
                <text:p>7040</text:p>
              </table:table-cell>
              <table:table-cell office:value-type="float" office:value="11150">
                <text:p>11150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032">
                <text:p>7032</text:p>
              </table:table-cell>
              <table:table-cell office:value-type="float" office:value="10480">
                <text:p>1048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6600">
                <text:p>6600</text:p>
              </table:table-cell>
              <table:table-cell office:value-type="float" office:value="10400">
                <text:p>10400</text:p>
              </table:table-cell>
              <table:table-cell office:value-type="float" office:value="17976">
                <text:p>1797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7440">
                <text:p>7440</text:p>
              </table:table-cell>
              <table:table-cell office:value-type="float" office:value="10912">
                <text:p>10912</text:p>
              </table:table-cell>
              <table:table-cell office:value-type="float" office:value="18536">
                <text:p>1853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6930">
                <text:p>6930</text:p>
              </table:table-cell>
              <table:table-cell office:value-type="float" office:value="10710">
                <text:p>10710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6600">
                <text:p>6600</text:p>
              </table:table-cell>
              <table:table-cell office:value-type="float" office:value="10400">
                <text:p>10400</text:p>
              </table:table-cell>
              <table:table-cell office:value-type="float" office:value="15715">
                <text:p>1571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7440">
                <text:p>7440</text:p>
              </table:table-cell>
              <table:table-cell office:value-type="float" office:value="11348">
                <text:p>11348</text:p>
              </table:table-cell>
              <table:table-cell office:value-type="float" office:value="17360">
                <text:p>1736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7680">
                <text:p>7680</text:p>
              </table:table-cell>
              <table:table-cell office:value-type="float" office:value="12298">
                <text:p>12298</text:p>
              </table:table-cell>
              <table:table-cell office:value-type="float" office:value="20644">
                <text:p>2064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7560">
                <text:p>7560</text:p>
              </table:table-cell>
              <table:table-cell office:value-type="float" office:value="11844">
                <text:p>11844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7248">
                <text:p>7248</text:p>
              </table:table-cell>
              <table:table-cell office:value-type="float" office:value="12080">
                <text:p>12080</text:p>
              </table:table-cell>
              <table:table-cell office:value-type="float" office:value="20335">
                <text:p>2033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6924">
                <text:p>6924</text:p>
              </table:table-cell>
              <table:table-cell office:value-type="float" office:value="12711">
                <text:p>12711</text:p>
              </table:table-cell>
              <table:table-cell office:value-type="float" office:value="22659">
                <text:p>22659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6647">
                <text:p>6647</text:p>
              </table:table-cell>
              <table:table-cell office:value-type="float" office:value="12204">
                <text:p>12204</text:p>
              </table:table-cell>
              <table:table-cell office:value-type="float" office:value="21755">
                <text:p>2175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5247">
                <text:p>5247</text:p>
              </table:table-cell>
              <table:table-cell office:value-type="float" office:value="10058">
                <text:p>10058</text:p>
              </table:table-cell>
              <table:table-cell office:value-type="float" office:value="17174">
                <text:p>1717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799">
                <text:p>4799</text:p>
              </table:table-cell>
              <table:table-cell office:value-type="float" office:value="11193">
                <text:p>11193</text:p>
              </table:table-cell>
              <table:table-cell office:value-type="float" office:value="20072">
                <text:p>2007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4389">
                <text:p>4389</text:p>
              </table:table-cell>
              <table:table-cell office:value-type="float" office:value="12291">
                <text:p>12291</text:p>
              </table:table-cell>
              <table:table-cell office:value-type="float" office:value="22570">
                <text:p>2257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4015">
                <text:p>4015</text:p>
              </table:table-cell>
              <table:table-cell office:value-type="float" office:value="11958">
                <text:p>11958</text:p>
              </table:table-cell>
              <table:table-cell office:value-type="float" office:value="22942">
                <text:p>2294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672">
                <text:p>3672</text:p>
              </table:table-cell>
              <table:table-cell office:value-type="float" office:value="12150">
                <text:p>12150</text:p>
              </table:table-cell>
              <table:table-cell office:value-type="float" office:value="23778">
                <text:p>2377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359">
                <text:p>3359</text:p>
              </table:table-cell>
              <table:table-cell office:value-type="float" office:value="12062">
                <text:p>12062</text:p>
              </table:table-cell>
              <table:table-cell office:value-type="float" office:value="24643">
                <text:p>2464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3072">
                <text:p>3072</text:p>
              </table:table-cell>
              <table:table-cell office:value-type="float" office:value="11999">
                <text:p>11999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810">
                <text:p>2810</text:p>
              </table:table-cell>
              <table:table-cell office:value-type="float" office:value="12037">
                <text:p>12037</text:p>
              </table:table-cell>
              <table:table-cell office:value-type="float" office:value="26471">
                <text:p>2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415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09.5">
                <text:p>4009.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19.66666666667">
                <text:p>4019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3cm" svg:y="1.404cm" svg:width="31.31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1375">
                <text:p>12.137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1.7766666666667">
                <text:p>11.77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1cm" svg:y="1.352cm" svg:width="31.7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3192858669249">
                <text:p>0.95319285866924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2845429959597">
                <text:p>0.99284542995959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092690991487">
                <text:p>1.009269099148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2667919966666">
                <text:p>0.99266791996666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54668804349">
                <text:p>1.005466880434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2706002752141">
                <text:p>0.97270600275214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831166604514">
                <text:p>1.0083116660451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4503765806915">
                <text:p>0.97450376580691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7468300014062">
                <text:p>0.9746830001406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73820095580992">
                <text:p>0.97382009558099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1001841232407">
                <text:p>0.98100184123240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6187207305744">
                <text:p>0.94618720730574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8640035401916">
                <text:p>0.9286400354019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44652596967166">
                <text:p>0.94465259696716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95686893589271">
                <text:p>0.99568689358927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56455698050978">
                <text:p>0.9564556980509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5232500052769">
                <text:p>0.95523250005276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6533833698769">
                <text:p>0.92653383369876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0377040682734">
                <text:p>0.96037704068273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0447845287037">
                <text:p>0.94044784528703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5459260678036">
                <text:p>0.9545926067803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59414381222315">
                <text:p>0.95941438122231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1761712150943">
                <text:p>0.92176171215094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5092288719249">
                <text:p>0.95509228871924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44369909550754">
                <text:p>0.9443699095507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00053732688904">
                <text:p>1.0005373268890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374399031783">
                <text:p>1.033743990317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4590328793737">
                <text:p>0.97459032879373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272916270751">
                <text:p>0.97827291627075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1494845161684">
                <text:p>1.0149484516168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2672978987731">
                <text:p>1.0267297898773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7200043593294">
                <text:p>0.95720004359329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06327430085176">
                <text:p>1.0632743008517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6528469193867">
                <text:p>0.99652846919386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613265852119">
                <text:p>1.0461326585211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6535608568709">
                <text:p>1.0653560856870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9432034914154">
                <text:p>0.97943203491415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472660030803">
                <text:p>1.0947266003080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195248493331">
                <text:p>1.0919524849333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321610083142">
                <text:p>1.0532161008314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9432034914154">
                <text:p>0.97943203491415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791824039323">
                <text:p>1.0979182403932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205145117517">
                <text:p>1.0820514511751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03727196303655">
                <text:p>0.90372719630365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042032905184">
                <text:p>1.0304203290518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2619740647102">
                <text:p>0.98261974064710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5825303963277">
                <text:p>0.958253039632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868475884563151">
                <text:p>0.86847588456315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3967166079209">
                <text:p>1.0396716607920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91390035216278">
                <text:p>0.9913900352162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19272248800025">
                <text:p>0.91927224880002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825328471340606">
                <text:p>0.82532847134060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85450694444444">
                <text:p>0.98545069444444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25966125395671">
                <text:p>0.9259661253956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82237253511974">
                <text:p>0.98223725351197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884484057521978">
                <text:p>0.88448405752197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868951748401249">
                <text:p>0.86895174840124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378280726096">
                <text:p>1.0337828072609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35637139229639">
                <text:p>0.93563713922963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033543131452">
                <text:p>1.0103354313145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2977763397503">
                <text:p>1.0297776339750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93140952085302">
                <text:p>0.99314095208530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2211972058738">
                <text:p>1.0221197205873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4516550390625">
                <text:p>1.0451655039062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6706123793421">
                <text:p>1.1670612379342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515570934256">
                <text:p>1.1351557093425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4516550390625">
                <text:p>1.0451655039062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9367965694915">
                <text:p>1.1936796569491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0.959883354399683">
                <text:p>0.9598833543996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871902613082563">
                <text:p>0.87190261308256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0.905218209470665">
                <text:p>0.90521820947066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2064440668856">
                <text:p>1.1206444066885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0829206861096">
                <text:p>1.0082920686109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0.927098650456108">
                <text:p>0.92709865045610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910482223684988">
                <text:p>0.91048222368498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07124403336519">
                <text:p>1.0712440333651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494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270.25">
                <text:p>17270.2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0951.3333333333">
                <text:p>20951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